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42b" officeooo:paragraph-rsid="000814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user@ubuntu:~$ hadoop fs -rmr /student/output</text:p>
      <text:p text:style-name="P1">rmr: DEPRECATED: Please use 'rm -r' instead.</text:p>
      <text:p text:style-name="P1">17/01/05 21:50:38 WARN util.NativeCodeLoader: Unable to load native-hadoop library for your platform... using builtin-java classes where applicable</text:p>
      <text:p text:style-name="P1">17/01/05 21:50:39 INFO fs.TrashPolicyDefault: Namenode trash configuration: Deletion interval = 0 minutes, Emptier interval = 0 minutes.</text:p>
      <text:p text:style-name="P1">Deleted /student/output</text:p>
      <text:p text:style-name="P1">hduser@ubuntu:~$ hadoop jar /home/hduser/top5dynamic.jar Top5 /student /student/dynamic_output</text:p>
      <text:p text:style-name="P1">2</text:p>
      <text:p text:style-name="P1">Exception in thread "main" java.lang.ArrayIndexOutOfBoundsException: 2</text:p>
      <text:p text:style-name="P1"><text:tab/>at Top5.main(Top5.java:73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jar /home/hduser/top5dynamic.jar Top5 /student /student/dynamic_output</text:p>
      <text:p text:style-name="P1">2</text:p>
      <text:p text:style-name="P1">Exception in thread "main" java.lang.ArrayIndexOutOfBoundsException: 2</text:p>
      <text:p text:style-name="P1"><text:tab/>at Top5.main(Top5.java:72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jar /home/hduser/top5dynamic.jar Top5 /student /student/dynamic_output 5</text:p>
      <text:p text:style-name="P1">3</text:p>
      <text:p text:style-name="P1">5</text:p>
      <text:p text:style-name="P1">17/01/05 21:58:25 WARN util.NativeCodeLoader: Unable to load native-hadoop library for your platform... using builtin-java classes where applicable</text:p>
      <text:p text:style-name="P1">17/01/05 21:58:26 INFO Configuration.deprecation: session.id is deprecated. Instead, use dfs.metrics.session-id</text:p>
      <text:p text:style-name="P1">17/01/05 21:58:26 INFO jvm.JvmMetrics: Initializing JVM Metrics with processName=JobTracker, sessionId=</text:p>
      <text:p text:style-name="P1">17/01/05 21:58:27 WARN mapreduce.JobSubmitter: Hadoop command-line option parsing not performed. Implement the Tool interface and execute your application with ToolRunner to remedy this.</text:p>
      <text:p text:style-name="P1">17/01/05 21:58:27 INFO input.FileInputFormat: Total input paths to process : 2</text:p>
      <text:p text:style-name="P1">17/01/05 21:58:27 INFO mapreduce.JobSubmitter: number of splits:2</text:p>
      <text:p text:style-name="P1">17/01/05 21:58:27 INFO mapreduce.JobSubmitter: Submitting tokens for job: job_local1632705908_0001</text:p>
      <text:p text:style-name="P1">17/01/05 21:58:28 INFO mapreduce.Job: The url to track the job: http://localhost:8080/</text:p>
      <text:p text:style-name="P1">17/01/05 21:58:28 INFO mapreduce.Job: Running job: job_local1632705908_0001</text:p>
      <text:p text:style-name="P1">17/01/05 21:58:28 INFO mapred.LocalJobRunner: OutputCommitter set in config null</text:p>
      <text:p text:style-name="P1">17/01/05 21:58:28 INFO mapred.LocalJobRunner: OutputCommitter is org.apache.hadoop.mapreduce.lib.output.FileOutputCommitter</text:p>
      <text:p text:style-name="P1">17/01/05 21:58:28 INFO mapred.LocalJobRunner: Waiting for map tasks</text:p>
      <text:p text:style-name="P1"><text:soft-page-break/>17/01/05 21:58:28 INFO mapred.LocalJobRunner: Starting task: attempt_local1632705908_0001_m_000000_0</text:p>
      <text:p text:style-name="P1">17/01/05 21:58:28 INFO mapred.Task: <text:s/>Using ResourceCalculatorProcessTree : [ ]</text:p>
      <text:p text:style-name="P1">17/01/05 21:58:28 INFO mapred.MapTask: Processing split: hdfs://localhost:54310/student/student2:0+128</text:p>
      <text:p text:style-name="P1">17/01/05 21:58:28 INFO mapred.MapTask: (EQUATOR) 0 kvi 26214396(104857584)</text:p>
      <text:p text:style-name="P1">17/01/05 21:58:28 INFO mapred.MapTask: mapreduce.task.io.sort.mb: 100</text:p>
      <text:p text:style-name="P1">17/01/05 21:58:28 INFO mapred.MapTask: soft limit at 83886080</text:p>
      <text:p text:style-name="P1">17/01/05 21:58:28 INFO mapred.MapTask: bufstart = 0; bufvoid = 104857600</text:p>
      <text:p text:style-name="P1">17/01/05 21:58:28 INFO mapred.MapTask: kvstart = 26214396; length = 6553600</text:p>
      <text:p text:style-name="P1">17/01/05 21:58:28 INFO mapred.MapTask: Map output collector class = org.apache.hadoop.mapred.MapTask$MapOutputBuffer</text:p>
      <text:p text:style-name="P1">17/01/05 21:58:29 INFO mapred.LocalJobRunner: </text:p>
      <text:p text:style-name="P1">17/01/05 21:58:29 INFO mapred.MapTask: Starting flush of map output</text:p>
      <text:p text:style-name="P1">17/01/05 21:58:29 INFO mapred.MapTask: Spilling map output</text:p>
      <text:p text:style-name="P1">17/01/05 21:58:29 INFO mapred.MapTask: bufstart = 0; bufend = 109; bufvoid = 104857600</text:p>
      <text:p text:style-name="P1">17/01/05 21:58:29 INFO mapred.MapTask: kvstart = 26214396(104857584); kvend = 26214380(104857520); length = 17/6553600</text:p>
      <text:p text:style-name="P1">17/01/05 21:58:29 INFO mapred.MapTask: Finished spill 0</text:p>
      <text:p text:style-name="P1">17/01/05 21:58:29 INFO mapred.Task: Task:attempt_local1632705908_0001_m_000000_0 is done. And is in the process of committing</text:p>
      <text:p text:style-name="P1">17/01/05 21:58:29 INFO mapred.LocalJobRunner: map</text:p>
      <text:p text:style-name="P1">17/01/05 21:58:29 INFO mapred.Task: Task 'attempt_local1632705908_0001_m_000000_0' done.</text:p>
      <text:p text:style-name="P1">17/01/05 21:58:29 INFO mapred.LocalJobRunner: Finishing task: attempt_local1632705908_0001_m_000000_0</text:p>
      <text:p text:style-name="P1">17/01/05 21:58:29 INFO mapred.LocalJobRunner: Starting task: attempt_local1632705908_0001_m_000001_0</text:p>
      <text:p text:style-name="P1">17/01/05 21:58:29 INFO mapred.Task: <text:s/>Using ResourceCalculatorProcessTree : [ ]</text:p>
      <text:p text:style-name="P1">17/01/05 21:58:29 INFO mapred.MapTask: Processing split: hdfs://localhost:54310/student/student1:0+119</text:p>
      <text:p text:style-name="P1">17/01/05 21:58:29 INFO mapred.MapTask: (EQUATOR) 0 kvi 26214396(104857584)</text:p>
      <text:p text:style-name="P1">17/01/05 21:58:29 INFO mapred.MapTask: mapreduce.task.io.sort.mb: 100</text:p>
      <text:p text:style-name="P1">17/01/05 21:58:29 INFO mapred.MapTask: soft limit at 83886080</text:p>
      <text:p text:style-name="P1">17/01/05 21:58:29 INFO mapred.MapTask: bufstart = 0; bufvoid = 104857600</text:p>
      <text:p text:style-name="P1">17/01/05 21:58:29 INFO mapred.MapTask: kvstart = 26214396; length = 6553600</text:p>
      <text:p text:style-name="P1">17/01/05 21:58:29 INFO mapred.MapTask: Map output collector class = org.apache.hadoop.mapred.MapTask$MapOutputBuffer</text:p>
      <text:p text:style-name="P1">17/01/05 21:58:29 INFO mapred.LocalJobRunner: </text:p>
      <text:p text:style-name="P1">17/01/05 21:58:29 INFO mapred.MapTask: Starting flush of map output</text:p>
      <text:p text:style-name="P1">17/01/05 21:58:29 INFO mapred.MapTask: Spilling map output</text:p>
      <text:p text:style-name="P1">17/01/05 21:58:29 INFO mapred.MapTask: bufstart = 0; bufend = 102; bufvoid = 104857600</text:p>
      <text:p text:style-name="P1">17/01/05 21:58:29 INFO mapred.MapTask: kvstart = 26214396(104857584); kvend = 26214380(104857520); length = 17/6553600</text:p>
      <text:p text:style-name="P1">17/01/05 21:58:29 INFO mapreduce.Job: Job job_local1632705908_0001 running in uber mode : false</text:p>
      <text:p text:style-name="P1">17/01/05 21:58:29 INFO mapreduce.Job: <text:s/>map 50% reduce 0%</text:p>
      <text:p text:style-name="P1">17/01/05 21:58:29 INFO mapred.MapTask: Finished spill 0</text:p>
      <text:p text:style-name="P1">17/01/05 21:58:29 INFO mapred.Task: Task:attempt_local1632705908_0001_m_000001_0 is done. And is in the process of committing</text:p>
      <text:p text:style-name="P1">17/01/05 21:58:29 INFO mapred.LocalJobRunner: map</text:p>
      <text:p text:style-name="P1"><text:soft-page-break/>17/01/05 21:58:29 INFO mapred.Task: Task 'attempt_local1632705908_0001_m_000001_0' done.</text:p>
      <text:p text:style-name="P1">17/01/05 21:58:29 INFO mapred.LocalJobRunner: Finishing task: attempt_local1632705908_0001_m_000001_0</text:p>
      <text:p text:style-name="P1">17/01/05 21:58:29 INFO mapred.LocalJobRunner: map task executor complete.</text:p>
      <text:p text:style-name="P1">17/01/05 21:58:29 INFO mapred.LocalJobRunner: Waiting for reduce tasks</text:p>
      <text:p text:style-name="P1">17/01/05 21:58:29 INFO mapred.LocalJobRunner: Starting task: attempt_local1632705908_0001_r_000000_0</text:p>
      <text:p text:style-name="P1">17/01/05 21:58:29 INFO mapred.Task: <text:s/>Using ResourceCalculatorProcessTree : [ ]</text:p>
      <text:p text:style-name="P1">17/01/05 21:58:29 INFO mapred.ReduceTask: Using ShuffleConsumerPlugin: org.apache.hadoop.mapreduce.task.reduce.Shuffle@13e39bd</text:p>
      <text:p text:style-name="P1">17/01/05 21:58:29 INFO reduce.MergeManagerImpl: MergerManager: memoryLimit=363285696, maxSingleShuffleLimit=90821424, mergeThreshold=239768576, ioSortFactor=10, memToMemMergeOutputsThreshold=10</text:p>
      <text:p text:style-name="P1">17/01/05 21:58:29 INFO reduce.EventFetcher: attempt_local1632705908_0001_r_000000_0 Thread started: EventFetcher for fetching Map Completion Events</text:p>
      <text:p text:style-name="P1">17/01/05 21:58:29 INFO reduce.LocalFetcher: localfetcher#1 about to shuffle output of map attempt_local1632705908_0001_m_000000_0 decomp: 121 len: 125 to MEMORY</text:p>
      <text:p text:style-name="P1">17/01/05 21:58:29 INFO reduce.InMemoryMapOutput: Read 121 bytes from map-output for attempt_local1632705908_0001_m_000000_0</text:p>
      <text:p text:style-name="P1">17/01/05 21:58:29 INFO reduce.MergeManagerImpl: closeInMemoryFile -&gt; map-output of size: 121, inMemoryMapOutputs.size() -&gt; 1, commitMemory -&gt; 0, usedMemory -&gt;121</text:p>
      <text:p text:style-name="P1">17/01/05 21:58:29 INFO reduce.LocalFetcher: localfetcher#1 about to shuffle output of map attempt_local1632705908_0001_m_000001_0 decomp: 114 len: 118 to MEMORY</text:p>
      <text:p text:style-name="P1">17/01/05 21:58:29 INFO reduce.InMemoryMapOutput: Read 114 bytes from map-output for attempt_local1632705908_0001_m_000001_0</text:p>
      <text:p text:style-name="P1">17/01/05 21:58:29 INFO reduce.MergeManagerImpl: closeInMemoryFile -&gt; map-output of size: 114, inMemoryMapOutputs.size() -&gt; 2, commitMemory -&gt; 121, usedMemory -&gt;235</text:p>
      <text:p text:style-name="P1">17/01/05 21:58:29 INFO reduce.EventFetcher: EventFetcher is interrupted.. Returning</text:p>
      <text:p text:style-name="P1">17/01/05 21:58:29 INFO mapred.LocalJobRunner: 2 / 2 copied.</text:p>
      <text:p text:style-name="P1">17/01/05 21:58:29 INFO reduce.MergeManagerImpl: finalMerge called with 2 in-memory map-outputs and 0 on-disk map-outputs</text:p>
      <text:p text:style-name="P1">17/01/05 21:58:29 INFO mapred.Merger: Merging 2 sorted segments</text:p>
      <text:p text:style-name="P1">17/01/05 21:58:29 INFO mapred.Merger: Down to the last merge-pass, with 2 segments left of total size: 231 bytes</text:p>
      <text:p text:style-name="P1">17/01/05 21:58:29 INFO reduce.MergeManagerImpl: Merged 2 segments, 235 bytes to disk to satisfy reduce memory limit</text:p>
      <text:p text:style-name="P1">17/01/05 21:58:29 INFO reduce.MergeManagerImpl: Merging 1 files, 237 bytes from disk</text:p>
      <text:p text:style-name="P1">17/01/05 21:58:29 INFO reduce.MergeManagerImpl: Merging 0 segments, 0 bytes from memory into reduce</text:p>
      <text:p text:style-name="P1">17/01/05 21:58:29 INFO mapred.Merger: Merging 1 sorted segments</text:p>
      <text:p text:style-name="P1">17/01/05 21:58:29 INFO mapred.Merger: Down to the last merge-pass, with 1 segments left of total size: 231 bytes</text:p>
      <text:p text:style-name="P1">17/01/05 21:58:29 INFO mapred.LocalJobRunner: 2 / 2 copied.</text:p>
      <text:p text:style-name="P1">17/01/05 21:58:29 INFO Configuration.deprecation: mapred.skip.on is deprecated. Instead, use mapreduce.job.skiprecords</text:p>
      <text:p text:style-name="P1">17/01/05 21:58:30 INFO mapred.Task: Task:attempt_local1632705908_0001_r_000000_0 is done. And is in the process of committing</text:p>
      <text:p text:style-name="P1">17/01/05 21:58:30 INFO mapred.LocalJobRunner: 2 / 2 copied.</text:p>
      <text:p text:style-name="P1"><text:soft-page-break/>17/01/05 21:58:30 INFO mapred.Task: Task attempt_local1632705908_0001_r_000000_0 is allowed to commit now</text:p>
      <text:p text:style-name="P1">17/01/05 21:58:30 INFO output.FileOutputCommitter: Saved output of task 'attempt_local1632705908_0001_r_000000_0' to hdfs://localhost:54310/student/dynamic_output/_temporary/0/task_local1632705908_0001_r_000000</text:p>
      <text:p text:style-name="P1">17/01/05 21:58:30 INFO mapred.LocalJobRunner: reduce &gt; reduce</text:p>
      <text:p text:style-name="P1">17/01/05 21:58:30 INFO mapred.Task: Task 'attempt_local1632705908_0001_r_000000_0' done.</text:p>
      <text:p text:style-name="P1">17/01/05 21:58:30 INFO mapred.LocalJobRunner: Finishing task: attempt_local1632705908_0001_r_000000_0</text:p>
      <text:p text:style-name="P1">17/01/05 21:58:30 INFO mapreduce.Job: <text:s/>map 100% reduce 100%</text:p>
      <text:p text:style-name="P1">17/01/05 21:58:30 INFO mapred.LocalJobRunner: reduce task executor complete.</text:p>
      <text:p text:style-name="P1">17/01/05 21:58:31 INFO mapreduce.Job: Job job_local1632705908_0001 completed successfully</text:p>
      <text:p text:style-name="P1">17/01/05 21:58:31 INFO mapreduce.Job: Counters: 38</text:p>
      <text:p text:style-name="P1"><text:tab/>File System Counters</text:p>
      <text:p text:style-name="P1"><text:tab/><text:tab/>FILE: Number of bytes read=14390</text:p>
      <text:p text:style-name="P1"><text:tab/><text:tab/>FILE: Number of bytes written=765402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622</text:p>
      <text:p text:style-name="P1"><text:tab/><text:tab/>HDFS: Number of bytes written=108</text:p>
      <text:p text:style-name="P1"><text:tab/><text:tab/>HDFS: Number of read operations=25</text:p>
      <text:p text:style-name="P1"><text:tab/><text:tab/>HDFS: Number of large read operations=0</text:p>
      <text:p text:style-name="P1"><text:tab/><text:tab/>HDFS: Number of write operations=5</text:p>
      <text:p text:style-name="P1"><text:tab/>Map-Reduce Framework</text:p>
      <text:p text:style-name="P1"><text:tab/><text:tab/>Map input records=12</text:p>
      <text:p text:style-name="P1"><text:tab/><text:tab/>Map output records=10</text:p>
      <text:p text:style-name="P1"><text:tab/><text:tab/>Map output bytes=211</text:p>
      <text:p text:style-name="P1"><text:tab/><text:tab/>Map output materialized bytes=243</text:p>
      <text:p text:style-name="P1"><text:tab/><text:tab/>Input split bytes=208</text:p>
      <text:p text:style-name="P1"><text:tab/><text:tab/>Combine input records=0</text:p>
      <text:p text:style-name="P1"><text:tab/><text:tab/>Combine output records=0</text:p>
      <text:p text:style-name="P1"><text:tab/><text:tab/>Reduce input groups=1</text:p>
      <text:p text:style-name="P1"><text:tab/><text:tab/>Reduce shuffle bytes=243</text:p>
      <text:p text:style-name="P1"><text:tab/><text:tab/>Reduce input records=10</text:p>
      <text:p text:style-name="P1"><text:tab/><text:tab/>Reduce output records=5</text:p>
      <text:p text:style-name="P1"><text:tab/><text:tab/>Spilled Records=20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99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03795456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soft-page-break/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247</text:p>
      <text:p text:style-name="P1"><text:tab/>File Output Format Counters </text:p>
      <text:p text:style-name="P1"><text:tab/><text:tab/>Bytes Written=108</text:p>
      <text:p text:style-name="P1">hduser@ubuntu:~$ hadoop fs -cat /student/dynamic_output</text:p>
      <text:p text:style-name="P1">17/01/05 21:58:47 WARN util.NativeCodeLoader: Unable to load native-hadoop library for your platform... using builtin-java classes where applicable</text:p>
      <text:p text:style-name="P1">cat: `/student/dynamic_output': Is a directory</text:p>
      <text:p text:style-name="P1">hduser@ubuntu:~$ hadoop fs -ls /student/dynamic_output</text:p>
      <text:p text:style-name="P1">17/01/05 21:58:58 WARN util.NativeCodeLoader: Unable to load native-hadoop library for your platform... using builtin-java classes where applicable</text:p>
      <text:p text:style-name="P1">Found 2 items</text:p>
      <text:p text:style-name="P1">-rw-r--r-- <text:s text:c="2"/>1 hduser supergroup <text:s text:c="9"/>0 2017-01-05 21:58 /student/dynamic_output/_SUCCESS</text:p>
      <text:p text:style-name="P1">-rw-r--r-- <text:s text:c="2"/>1 hduser supergroup <text:s text:c="7"/>108 2017-01-05 21:58 /student/dynamic_output/part-r-00000</text:p>
      <text:p text:style-name="P1">hduser@ubuntu:~$ hadoop fs -cat /student/dynamic_output/part-r-00000</text:p>
      <text:p text:style-name="P1">17/01/05 21:59:15 WARN util.NativeCodeLoader: Unable to load native-hadoop library for your platform... using builtin-java classes where applicable</text:p>
      <text:p text:style-name="P1">202,Brajesh,98,Mumbai</text:p>
      <text:p text:style-name="P1">211,Prerna,90,Chennai</text:p>
      <text:p text:style-name="P1">210,Smita,88,Bangalore</text:p>
      <text:p text:style-name="P1">201,Arun,85,Delhi</text:p>
      <text:p text:style-name="P1">204,Priti,82,Bangalore</text:p>
      <text:p text:style-name="P1">hduser@ubuntu:~$ hadoop fs -rmr /student/dynamic_output</text:p>
      <text:p text:style-name="P1">rmr: DEPRECATED: Please use 'rm -r' instead.</text:p>
      <text:p text:style-name="P1">17/01/05 22:00:30 WARN util.NativeCodeLoader: Unable to load native-hadoop library for your platform... using builtin-java classes where applicable</text:p>
      <text:p text:style-name="P1">17/01/05 22:00:31 INFO fs.TrashPolicyDefault: Namenode trash configuration: Deletion interval = 0 minutes, Emptier interval = 0 minutes.</text:p>
      <text:p text:style-name="P1">Deleted /student/dynamic_output</text:p>
      <text:p text:style-name="P1">hduser@ubuntu:~$ hadoop jar /home/hduser/top5dynamic.jar Top5 /student /student/dynamic_output 3</text:p>
      <text:p text:style-name="P1">3</text:p>
      <text:p text:style-name="P1">3</text:p>
      <text:p text:style-name="P1">17/01/05 22:00:40 WARN util.NativeCodeLoader: Unable to load native-hadoop library for your platform... using builtin-java classes where applicable</text:p>
      <text:p text:style-name="P1">17/01/05 22:00:41 INFO Configuration.deprecation: session.id is deprecated. Instead, use dfs.metrics.session-id</text:p>
      <text:p text:style-name="P1">17/01/05 22:00:41 INFO jvm.JvmMetrics: Initializing JVM Metrics with processName=JobTracker, sessionId=</text:p>
      <text:p text:style-name="P1">17/01/05 22:00:42 WARN mapreduce.JobSubmitter: Hadoop command-line option parsing not performed. Implement the Tool interface and execute your application with ToolRunner to remedy this.</text:p>
      <text:p text:style-name="P1">17/01/05 22:00:42 INFO input.FileInputFormat: Total input paths to process : 2</text:p>
      <text:p text:style-name="P1">17/01/05 22:00:42 INFO mapreduce.JobSubmitter: number of splits:2</text:p>
      <text:p text:style-name="P1">17/01/05 22:00:42 INFO mapreduce.JobSubmitter: Submitting tokens for job: job_local699402290_0001</text:p>
      <text:p text:style-name="P1">17/01/05 22:00:43 INFO mapreduce.Job: The url to track the job: http://localhost:8080/</text:p>
      <text:p text:style-name="P1">17/01/05 22:00:43 INFO mapreduce.Job: Running job: job_local699402290_0001</text:p>
      <text:p text:style-name="P1"><text:soft-page-break/>17/01/05 22:00:43 INFO mapred.LocalJobRunner: OutputCommitter set in config null</text:p>
      <text:p text:style-name="P1">17/01/05 22:00:43 INFO mapred.LocalJobRunner: OutputCommitter is org.apache.hadoop.mapreduce.lib.output.FileOutputCommitter</text:p>
      <text:p text:style-name="P1">17/01/05 22:00:43 INFO mapred.LocalJobRunner: Waiting for map tasks</text:p>
      <text:p text:style-name="P1">17/01/05 22:00:43 INFO mapred.LocalJobRunner: Starting task: attempt_local699402290_0001_m_000000_0</text:p>
      <text:p text:style-name="P1">17/01/05 22:00:43 INFO mapred.Task: <text:s/>Using ResourceCalculatorProcessTree : [ ]</text:p>
      <text:p text:style-name="P1">17/01/05 22:00:43 INFO mapred.MapTask: Processing split: hdfs://localhost:54310/student/student2:0+128</text:p>
      <text:p text:style-name="P1">17/01/05 22:00:43 INFO mapred.MapTask: (EQUATOR) 0 kvi 26214396(104857584)</text:p>
      <text:p text:style-name="P1">17/01/05 22:00:43 INFO mapred.MapTask: mapreduce.task.io.sort.mb: 100</text:p>
      <text:p text:style-name="P1">17/01/05 22:00:43 INFO mapred.MapTask: soft limit at 83886080</text:p>
      <text:p text:style-name="P1">17/01/05 22:00:43 INFO mapred.MapTask: bufstart = 0; bufvoid = 104857600</text:p>
      <text:p text:style-name="P1">17/01/05 22:00:43 INFO mapred.MapTask: kvstart = 26214396; length = 6553600</text:p>
      <text:p text:style-name="P1">17/01/05 22:00:43 INFO mapred.MapTask: Map output collector class = org.apache.hadoop.mapred.MapTask$MapOutputBuffer</text:p>
      <text:p text:style-name="P1">17/01/05 22:00:44 INFO mapred.LocalJobRunner: </text:p>
      <text:p text:style-name="P1">17/01/05 22:00:44 INFO mapred.MapTask: Starting flush of map output</text:p>
      <text:p text:style-name="P1">17/01/05 22:00:44 INFO mapred.MapTask: Spilling map output</text:p>
      <text:p text:style-name="P1">17/01/05 22:00:44 INFO mapred.MapTask: bufstart = 0; bufend = 66; bufvoid = 104857600</text:p>
      <text:p text:style-name="P1">17/01/05 22:00:44 INFO mapred.MapTask: kvstart = 26214396(104857584); kvend = 26214388(104857552); length = 9/6553600</text:p>
      <text:p text:style-name="P1">17/01/05 22:00:44 INFO mapred.MapTask: Finished spill 0</text:p>
      <text:p text:style-name="P1">17/01/05 22:00:44 INFO mapred.Task: Task:attempt_local699402290_0001_m_000000_0 is done. And is in the process of committing</text:p>
      <text:p text:style-name="P1">17/01/05 22:00:44 INFO mapred.LocalJobRunner: map</text:p>
      <text:p text:style-name="P1">17/01/05 22:00:44 INFO mapred.Task: Task 'attempt_local699402290_0001_m_000000_0' done.</text:p>
      <text:p text:style-name="P1">17/01/05 22:00:44 INFO mapred.LocalJobRunner: Finishing task: attempt_local699402290_0001_m_000000_0</text:p>
      <text:p text:style-name="P1">17/01/05 22:00:44 INFO mapred.LocalJobRunner: Starting task: attempt_local699402290_0001_m_000001_0</text:p>
      <text:p text:style-name="P1">17/01/05 22:00:44 INFO mapred.Task: <text:s/>Using ResourceCalculatorProcessTree : [ ]</text:p>
      <text:p text:style-name="P1">17/01/05 22:00:44 INFO mapred.MapTask: Processing split: hdfs://localhost:54310/student/student1:0+119</text:p>
      <text:p text:style-name="P1">17/01/05 22:00:44 INFO mapred.MapTask: (EQUATOR) 0 kvi 26214396(104857584)</text:p>
      <text:p text:style-name="P1">17/01/05 22:00:44 INFO mapred.MapTask: mapreduce.task.io.sort.mb: 100</text:p>
      <text:p text:style-name="P1">17/01/05 22:00:44 INFO mapred.MapTask: soft limit at 83886080</text:p>
      <text:p text:style-name="P1">17/01/05 22:00:44 INFO mapred.MapTask: bufstart = 0; bufvoid = 104857600</text:p>
      <text:p text:style-name="P1">17/01/05 22:00:44 INFO mapred.MapTask: kvstart = 26214396; length = 6553600</text:p>
      <text:p text:style-name="P1">17/01/05 22:00:44 INFO mapreduce.Job: Job job_local699402290_0001 running in uber mode : false</text:p>
      <text:p text:style-name="P1">17/01/05 22:00:44 INFO mapreduce.Job: <text:s/>map 100% reduce 0%</text:p>
      <text:p text:style-name="P1">17/01/05 22:00:44 INFO mapred.MapTask: Map output collector class = org.apache.hadoop.mapred.MapTask$MapOutputBuffer</text:p>
      <text:p text:style-name="P1">17/01/05 22:00:44 INFO mapred.LocalJobRunner: </text:p>
      <text:p text:style-name="P1">17/01/05 22:00:44 INFO mapred.MapTask: Starting flush of map output</text:p>
      <text:p text:style-name="P1">17/01/05 22:00:44 INFO mapred.MapTask: Spilling map output</text:p>
      <text:p text:style-name="P1">17/01/05 22:00:44 INFO mapred.MapTask: bufstart = 0; bufend = 63; bufvoid = 104857600</text:p>
      <text:p text:style-name="P1">17/01/05 22:00:44 INFO mapred.MapTask: kvstart = 26214396(104857584); kvend = 26214388(104857552); length = 9/6553600</text:p>
      <text:p text:style-name="P1"><text:soft-page-break/>17/01/05 22:00:44 INFO mapred.MapTask: Finished spill 0</text:p>
      <text:p text:style-name="P1">17/01/05 22:00:44 INFO mapred.Task: Task:attempt_local699402290_0001_m_000001_0 is done. And is in the process of committing</text:p>
      <text:p text:style-name="P1">17/01/05 22:00:44 INFO mapred.LocalJobRunner: map</text:p>
      <text:p text:style-name="P1">17/01/05 22:00:44 INFO mapred.Task: Task 'attempt_local699402290_0001_m_000001_0' done.</text:p>
      <text:p text:style-name="P1">17/01/05 22:00:44 INFO mapred.LocalJobRunner: Finishing task: attempt_local699402290_0001_m_000001_0</text:p>
      <text:p text:style-name="P1">17/01/05 22:00:44 INFO mapred.LocalJobRunner: map task executor complete.</text:p>
      <text:p text:style-name="P1">17/01/05 22:00:44 INFO mapred.LocalJobRunner: Waiting for reduce tasks</text:p>
      <text:p text:style-name="P1">17/01/05 22:00:44 INFO mapred.LocalJobRunner: Starting task: attempt_local699402290_0001_r_000000_0</text:p>
      <text:p text:style-name="P1">17/01/05 22:00:44 INFO mapred.Task: <text:s/>Using ResourceCalculatorProcessTree : [ ]</text:p>
      <text:p text:style-name="P1">17/01/05 22:00:44 INFO mapred.ReduceTask: Using ShuffleConsumerPlugin: org.apache.hadoop.mapreduce.task.reduce.Shuffle@19e3eb0</text:p>
      <text:p text:style-name="P1">17/01/05 22:00:44 INFO reduce.MergeManagerImpl: MergerManager: memoryLimit=363285696, maxSingleShuffleLimit=90821424, mergeThreshold=239768576, ioSortFactor=10, memToMemMergeOutputsThreshold=10</text:p>
      <text:p text:style-name="P1">17/01/05 22:00:44 INFO reduce.EventFetcher: attempt_local699402290_0001_r_000000_0 Thread started: EventFetcher for fetching Map Completion Events</text:p>
      <text:p text:style-name="P1">17/01/05 22:00:44 INFO reduce.LocalFetcher: localfetcher#1 about to shuffle output of map attempt_local699402290_0001_m_000001_0 decomp: 71 len: 75 to MEMORY</text:p>
      <text:p text:style-name="P1">17/01/05 22:00:44 INFO reduce.InMemoryMapOutput: Read 71 bytes from map-output for attempt_local699402290_0001_m_000001_0</text:p>
      <text:p text:style-name="P1">17/01/05 22:00:44 INFO reduce.MergeManagerImpl: closeInMemoryFile -&gt; map-output of size: 71, inMemoryMapOutputs.size() -&gt; 1, commitMemory -&gt; 0, usedMemory -&gt;71</text:p>
      <text:p text:style-name="P1">17/01/05 22:00:44 INFO reduce.LocalFetcher: localfetcher#1 about to shuffle output of map attempt_local699402290_0001_m_000000_0 decomp: 74 len: 78 to MEMORY</text:p>
      <text:p text:style-name="P1">17/01/05 22:00:44 INFO reduce.InMemoryMapOutput: Read 74 bytes from map-output for attempt_local699402290_0001_m_000000_0</text:p>
      <text:p text:style-name="P1">17/01/05 22:00:44 INFO reduce.MergeManagerImpl: closeInMemoryFile -&gt; map-output of size: 74, inMemoryMapOutputs.size() -&gt; 2, commitMemory -&gt; 71, usedMemory -&gt;145</text:p>
      <text:p text:style-name="P1">17/01/05 22:00:44 INFO reduce.EventFetcher: EventFetcher is interrupted.. Returning</text:p>
      <text:p text:style-name="P1">17/01/05 22:00:44 INFO mapred.LocalJobRunner: 2 / 2 copied.</text:p>
      <text:p text:style-name="P1">17/01/05 22:00:44 INFO reduce.MergeManagerImpl: finalMerge called with 2 in-memory map-outputs and 0 on-disk map-outputs</text:p>
      <text:p text:style-name="P1">17/01/05 22:00:44 INFO mapred.Merger: Merging 2 sorted segments</text:p>
      <text:p text:style-name="P1">17/01/05 22:00:44 INFO mapred.Merger: Down to the last merge-pass, with 2 segments left of total size: 141 bytes</text:p>
      <text:p text:style-name="P1">17/01/05 22:00:44 INFO reduce.MergeManagerImpl: Merged 2 segments, 145 bytes to disk to satisfy reduce memory limit</text:p>
      <text:p text:style-name="P1">17/01/05 22:00:44 INFO reduce.MergeManagerImpl: Merging 1 files, 147 bytes from disk</text:p>
      <text:p text:style-name="P1">17/01/05 22:00:44 INFO reduce.MergeManagerImpl: Merging 0 segments, 0 bytes from memory into reduce</text:p>
      <text:p text:style-name="P1">17/01/05 22:00:44 INFO mapred.Merger: Merging 1 sorted segments</text:p>
      <text:p text:style-name="P1">17/01/05 22:00:44 INFO mapred.Merger: Down to the last merge-pass, with 1 segments left of total size: 141 bytes</text:p>
      <text:p text:style-name="P1">17/01/05 22:00:44 INFO mapred.LocalJobRunner: 2 / 2 copied.</text:p>
      <text:p text:style-name="P1">17/01/05 22:00:44 INFO Configuration.deprecation: mapred.skip.on is deprecated. Instead, use mapreduce.job.skiprecords</text:p>
      <text:p text:style-name="P1"><text:soft-page-break/>17/01/05 22:00:45 INFO mapred.Task: Task:attempt_local699402290_0001_r_000000_0 is done. And is in the process of committing</text:p>
      <text:p text:style-name="P1">17/01/05 22:00:45 INFO mapred.LocalJobRunner: 2 / 2 copied.</text:p>
      <text:p text:style-name="P1">17/01/05 22:00:45 INFO mapred.Task: Task attempt_local699402290_0001_r_000000_0 is allowed to commit now</text:p>
      <text:p text:style-name="P1">17/01/05 22:00:45 INFO output.FileOutputCommitter: Saved output of task 'attempt_local699402290_0001_r_000000_0' to hdfs://localhost:54310/student/dynamic_output/_temporary/0/task_local699402290_0001_r_000000</text:p>
      <text:p text:style-name="P1">17/01/05 22:00:45 INFO mapred.LocalJobRunner: reduce &gt; reduce</text:p>
      <text:p text:style-name="P1">17/01/05 22:00:45 INFO mapred.Task: Task 'attempt_local699402290_0001_r_000000_0' done.</text:p>
      <text:p text:style-name="P1">17/01/05 22:00:45 INFO mapred.LocalJobRunner: Finishing task: attempt_local699402290_0001_r_000000_0</text:p>
      <text:p text:style-name="P1">17/01/05 22:00:45 INFO mapred.LocalJobRunner: reduce task executor complete.</text:p>
      <text:p text:style-name="P1">17/01/05 22:00:45 INFO mapreduce.Job: <text:s/>map 100% reduce 100%</text:p>
      <text:p text:style-name="P1">17/01/05 22:00:46 INFO mapreduce.Job: Job job_local699402290_0001 completed successfully</text:p>
      <text:p text:style-name="P1">17/01/05 22:00:46 INFO mapreduce.Job: Counters: 38</text:p>
      <text:p text:style-name="P1"><text:tab/>File System Counters</text:p>
      <text:p text:style-name="P1"><text:tab/><text:tab/>FILE: Number of bytes read=14210</text:p>
      <text:p text:style-name="P1"><text:tab/><text:tab/>FILE: Number of bytes written=761029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622</text:p>
      <text:p text:style-name="P1"><text:tab/><text:tab/>HDFS: Number of bytes written=67</text:p>
      <text:p text:style-name="P1"><text:tab/><text:tab/>HDFS: Number of read operations=25</text:p>
      <text:p text:style-name="P1"><text:tab/><text:tab/>HDFS: Number of large read operations=0</text:p>
      <text:p text:style-name="P1"><text:tab/><text:tab/>HDFS: Number of write operations=5</text:p>
      <text:p text:style-name="P1"><text:tab/>Map-Reduce Framework</text:p>
      <text:p text:style-name="P1"><text:tab/><text:tab/>Map input records=12</text:p>
      <text:p text:style-name="P1"><text:tab/><text:tab/>Map output records=6</text:p>
      <text:p text:style-name="P1"><text:tab/><text:tab/>Map output bytes=129</text:p>
      <text:p text:style-name="P1"><text:tab/><text:tab/>Map output materialized bytes=153</text:p>
      <text:p text:style-name="P1"><text:tab/><text:tab/>Input split bytes=208</text:p>
      <text:p text:style-name="P1"><text:tab/><text:tab/>Combine input records=0</text:p>
      <text:p text:style-name="P1"><text:tab/><text:tab/>Combine output records=0</text:p>
      <text:p text:style-name="P1"><text:tab/><text:tab/>Reduce input groups=1</text:p>
      <text:p text:style-name="P1"><text:tab/><text:tab/>Reduce shuffle bytes=153</text:p>
      <text:p text:style-name="P1"><text:tab/><text:tab/>Reduce input records=6</text:p>
      <text:p text:style-name="P1"><text:tab/><text:tab/>Reduce output records=3</text:p>
      <text:p text:style-name="P1"><text:tab/><text:tab/>Spilled Records=12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120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03795456</text:p>
      <text:p text:style-name="P1"><text:tab/>Shuffle Errors</text:p>
      <text:p text:style-name="P1"><text:soft-page-break/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247</text:p>
      <text:p text:style-name="P1"><text:tab/>File Output Format Counters </text:p>
      <text:p text:style-name="P1"><text:tab/><text:tab/>Bytes Written=67</text:p>
      <text:p text:style-name="P1">hduser@ubuntu:~$ hadoop fs -cat /student/dynamic_output/part-r-00000</text:p>
      <text:p text:style-name="P1">17/01/05 22:00:53 WARN util.NativeCodeLoader: Unable to load native-hadoop library for your platform... using builtin-java classes where applicable</text:p>
      <text:p text:style-name="P1">202,Brajesh,98,Mumbai</text:p>
      <text:p text:style-name="P1">211,Prerna,90,Chennai</text:p>
      <text:p text:style-name="P1">210,Smita,88,Bangalore</text:p>
      <text:p text:style-name="P1">hduser@ubuntu:~$ hadoop fs -rmr /student/dynamic_output</text:p>
      <text:p text:style-name="P1">rmr: DEPRECATED: Please use 'rm -r' instead.</text:p>
      <text:p text:style-name="P1">17/01/05 22:04:35 WARN util.NativeCodeLoader: Unable to load native-hadoop library for your platform... using builtin-java classes where applicable</text:p>
      <text:p text:style-name="P1">17/01/05 22:04:36 INFO fs.TrashPolicyDefault: Namenode trash configuration: Deletion interval = 0 minutes, Emptier interval = 0 minutes.</text:p>
      <text:p text:style-name="P1">Deleted /student/dynamic_output</text:p>
      <text:p text:style-name="P1">hduser@ubuntu:~$ hadoop jar /home/hduser/top5dynamic1.jar Top5 /student /student/dynamic_output 6</text:p>
      <text:p text:style-name="P1">3</text:p>
      <text:p text:style-name="P1">6</text:p>
      <text:p text:style-name="P1">17/01/05 22:04:51 WARN util.NativeCodeLoader: Unable to load native-hadoop library for your platform... using builtin-java classes where applicable</text:p>
      <text:p text:style-name="P1">17/01/05 22:04:52 INFO Configuration.deprecation: session.id is deprecated. Instead, use dfs.metrics.session-id</text:p>
      <text:p text:style-name="P1">17/01/05 22:04:52 INFO jvm.JvmMetrics: Initializing JVM Metrics with processName=JobTracker, sessionId=</text:p>
      <text:p text:style-name="P1">17/01/05 22:04:53 WARN mapreduce.JobSubmitter: Hadoop command-line option parsing not performed. Implement the Tool interface and execute your application with ToolRunner to remedy this.</text:p>
      <text:p text:style-name="P1">17/01/05 22:04:53 INFO input.FileInputFormat: Total input paths to process : 2</text:p>
      <text:p text:style-name="P1">17/01/05 22:04:53 INFO mapreduce.JobSubmitter: number of splits:2</text:p>
      <text:p text:style-name="P1">17/01/05 22:04:53 INFO mapreduce.JobSubmitter: Submitting tokens for job: job_local1582760319_0001</text:p>
      <text:p text:style-name="P1">17/01/05 22:04:54 INFO mapreduce.Job: The url to track the job: http://localhost:8080/</text:p>
      <text:p text:style-name="P1">17/01/05 22:04:54 INFO mapreduce.Job: Running job: job_local1582760319_0001</text:p>
      <text:p text:style-name="P1">17/01/05 22:04:54 INFO mapred.LocalJobRunner: OutputCommitter set in config null</text:p>
      <text:p text:style-name="P1">17/01/05 22:04:54 INFO mapred.LocalJobRunner: OutputCommitter is org.apache.hadoop.mapreduce.lib.output.FileOutputCommitter</text:p>
      <text:p text:style-name="P1">17/01/05 22:04:54 INFO mapred.LocalJobRunner: Waiting for map tasks</text:p>
      <text:p text:style-name="P1">17/01/05 22:04:54 INFO mapred.LocalJobRunner: Starting task: attempt_local1582760319_0001_m_000000_0</text:p>
      <text:p text:style-name="P1">17/01/05 22:04:54 INFO mapred.Task: <text:s/>Using ResourceCalculatorProcessTree : [ ]</text:p>
      <text:p text:style-name="P1"><text:soft-page-break/>17/01/05 22:04:54 INFO mapred.MapTask: Processing split: hdfs://localhost:54310/student/student2:0+128</text:p>
      <text:p text:style-name="P1">17/01/05 22:04:54 INFO mapred.MapTask: (EQUATOR) 0 kvi 26214396(104857584)</text:p>
      <text:p text:style-name="P1">17/01/05 22:04:54 INFO mapred.MapTask: mapreduce.task.io.sort.mb: 100</text:p>
      <text:p text:style-name="P1">17/01/05 22:04:54 INFO mapred.MapTask: soft limit at 83886080</text:p>
      <text:p text:style-name="P1">17/01/05 22:04:54 INFO mapred.MapTask: bufstart = 0; bufvoid = 104857600</text:p>
      <text:p text:style-name="P1">17/01/05 22:04:54 INFO mapred.MapTask: kvstart = 26214396; length = 6553600</text:p>
      <text:p text:style-name="P1">17/01/05 22:04:54 INFO mapred.MapTask: Map output collector class = org.apache.hadoop.mapred.MapTask$MapOutputBuffer</text:p>
      <text:p text:style-name="P1">hduser@ubuntu:~$ hadoop jar /home/hduser/top5dynamic1.jar Top5 /student /student/dynamic_output 5</text:p>
      <text:p text:style-name="P1">3</text:p>
      <text:p text:style-name="P1">5</text:p>
      <text:p text:style-name="P1">17/01/05 22:05:06 WARN util.NativeCodeLoader: Unable to load native-hadoop library for your platform... using builtin-java classes where applicable</text:p>
      <text:p text:style-name="P1">17/01/05 22:05:07 INFO Configuration.deprecation: session.id is deprecated. Instead, use dfs.metrics.session-id</text:p>
      <text:p text:style-name="P1">17/01/05 22:05:07 INFO jvm.JvmMetrics: Initializing JVM Metrics with processName=JobTracker, sessionId=</text:p>
      <text:p text:style-name="P1">Exception in thread "main" org.apache.hadoop.mapred.FileAlreadyExistsException: Output directory hdfs://localhost:54310/student/dynamic_output already exists</text:p>
      <text:p text:style-name="P1"><text:tab/>at org.apache.hadoop.mapreduce.lib.output.FileOutputFormat.checkOutputSpecs(FileOutputFormat.java:146)</text:p>
      <text:p text:style-name="P1"><text:tab/>at org.apache.hadoop.mapreduce.JobSubmitter.checkSpecs(JobSubmitter.java:562)</text:p>
      <text:p text:style-name="P1"><text:tab/>at org.apache.hadoop.mapreduce.JobSubmitter.submitJobInternal(JobSubmitter.java:43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Top5.main(Top5.java:89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jar /home/hduser/top5dynamic1.jar Top5 /student /student/dynamic_output1 5</text:p>
      <text:p text:style-name="P1">3</text:p>
      <text:p text:style-name="P1">5</text:p>
      <text:p text:style-name="P1">17/01/05 22:05:16 WARN util.NativeCodeLoader: Unable to load native-hadoop library for your platform... using builtin-java classes where applicable</text:p>
      <text:p text:style-name="P1">17/01/05 22:05:17 INFO Configuration.deprecation: session.id is deprecated. Instead, use dfs.metrics.session-id</text:p>
      <text:p text:style-name="P1"><text:soft-page-break/>17/01/05 22:05:17 INFO jvm.JvmMetrics: Initializing JVM Metrics with processName=JobTracker, sessionId=</text:p>
      <text:p text:style-name="P1">17/01/05 22:05:17 WARN mapreduce.JobSubmitter: Hadoop command-line option parsing not performed. Implement the Tool interface and execute your application with ToolRunner to remedy this.</text:p>
      <text:p text:style-name="P1">17/01/05 22:05:18 INFO input.FileInputFormat: Total input paths to process : 3</text:p>
      <text:p text:style-name="P1">17/01/05 22:05:18 INFO mapreduce.JobSubmitter: number of splits:3</text:p>
      <text:p text:style-name="P1">17/01/05 22:05:18 INFO mapreduce.JobSubmitter: Submitting tokens for job: job_local97667730_0001</text:p>
      <text:p text:style-name="P1">17/01/05 22:05:19 INFO mapreduce.Job: The url to track the job: http://localhost:8080/</text:p>
      <text:p text:style-name="P1">17/01/05 22:05:19 INFO mapreduce.Job: Running job: job_local97667730_0001</text:p>
      <text:p text:style-name="P1">17/01/05 22:05:19 INFO mapred.LocalJobRunner: OutputCommitter set in config null</text:p>
      <text:p text:style-name="P1">17/01/05 22:05:19 INFO mapred.LocalJobRunner: OutputCommitter is org.apache.hadoop.mapreduce.lib.output.FileOutputCommitter</text:p>
      <text:p text:style-name="P1">17/01/05 22:05:19 INFO mapred.LocalJobRunner: Waiting for map tasks</text:p>
      <text:p text:style-name="P1">17/01/05 22:05:19 INFO mapred.LocalJobRunner: Starting task: attempt_local97667730_0001_m_000000_0</text:p>
      <text:p text:style-name="P1">17/01/05 22:05:19 INFO mapred.Task: <text:s/>Using ResourceCalculatorProcessTree : [ ]</text:p>
      <text:p text:style-name="P1">17/01/05 22:05:19 INFO mapred.MapTask: Processing split: hdfs://localhost:54310/student/student2:0+128</text:p>
      <text:p text:style-name="P1">17/01/05 22:05:19 INFO mapred.MapTask: (EQUATOR) 0 kvi 26214396(104857584)</text:p>
      <text:p text:style-name="P1">17/01/05 22:05:19 INFO mapred.MapTask: mapreduce.task.io.sort.mb: 100</text:p>
      <text:p text:style-name="P1">17/01/05 22:05:19 INFO mapred.MapTask: soft limit at 83886080</text:p>
      <text:p text:style-name="P1">17/01/05 22:05:19 INFO mapred.MapTask: bufstart = 0; bufvoid = 104857600</text:p>
      <text:p text:style-name="P1">17/01/05 22:05:19 INFO mapred.MapTask: kvstart = 26214396; length = 6553600</text:p>
      <text:p text:style-name="P1">17/01/05 22:05:19 INFO mapred.MapTask: Map output collector class = org.apache.hadoop.mapred.MapTask$MapOutputBuffer</text:p>
      <text:p text:style-name="P1">17/01/05 22:05:19 INFO mapred.LocalJobRunner: </text:p>
      <text:p text:style-name="P1">17/01/05 22:05:19 INFO mapred.MapTask: Starting flush of map output</text:p>
      <text:p text:style-name="P1">17/01/05 22:05:19 INFO mapred.MapTask: Spilling map output</text:p>
      <text:p text:style-name="P1">17/01/05 22:05:19 INFO mapred.MapTask: bufstart = 0; bufend = 109; bufvoid = 104857600</text:p>
      <text:p text:style-name="P1">17/01/05 22:05:19 INFO mapred.MapTask: kvstart = 26214396(104857584); kvend = 26214380(104857520); length = 17/6553600</text:p>
      <text:p text:style-name="P1">17/01/05 22:05:19 INFO mapred.MapTask: Finished spill 0</text:p>
      <text:p text:style-name="P1">17/01/05 22:05:19 INFO mapred.Task: Task:attempt_local97667730_0001_m_000000_0 is done. And is in the process of committing</text:p>
      <text:p text:style-name="P1">17/01/05 22:05:20 INFO mapred.LocalJobRunner: map</text:p>
      <text:p text:style-name="P1">17/01/05 22:05:20 INFO mapred.Task: Task 'attempt_local97667730_0001_m_000000_0' done.</text:p>
      <text:p text:style-name="P1">17/01/05 22:05:20 INFO mapred.LocalJobRunner: Finishing task: attempt_local97667730_0001_m_000000_0</text:p>
      <text:p text:style-name="P1">17/01/05 22:05:20 INFO mapred.LocalJobRunner: Starting task: attempt_local97667730_0001_m_000001_0</text:p>
      <text:p text:style-name="P1">17/01/05 22:05:20 INFO mapreduce.Job: Job job_local97667730_0001 running in uber mode : false</text:p>
      <text:p text:style-name="P1">17/01/05 22:05:20 INFO mapreduce.Job: <text:s/>map 100% reduce 0%</text:p>
      <text:p text:style-name="P1">17/01/05 22:05:20 INFO mapred.Task: <text:s/>Using ResourceCalculatorProcessTree : [ ]</text:p>
      <text:p text:style-name="P1">17/01/05 22:05:20 INFO mapred.MapTask: Processing split: hdfs://localhost:54310/student/student1:0+119</text:p>
      <text:p text:style-name="P1">17/01/05 22:05:20 INFO mapred.MapTask: (EQUATOR) 0 kvi 26214396(104857584)</text:p>
      <text:p text:style-name="P1">17/01/05 22:05:20 INFO mapred.MapTask: mapreduce.task.io.sort.mb: 100</text:p>
      <text:p text:style-name="P1">17/01/05 22:05:20 INFO mapred.MapTask: soft limit at 83886080</text:p>
      <text:p text:style-name="P1"><text:soft-page-break/>17/01/05 22:05:20 INFO mapred.MapTask: bufstart = 0; bufvoid = 104857600</text:p>
      <text:p text:style-name="P1">17/01/05 22:05:20 INFO mapred.MapTask: kvstart = 26214396; length = 6553600</text:p>
      <text:p text:style-name="P1">17/01/05 22:05:20 INFO mapred.MapTask: Map output collector class = org.apache.hadoop.mapred.MapTask$MapOutputBuffer</text:p>
      <text:p text:style-name="P1">17/01/05 22:05:20 INFO mapred.LocalJobRunner: </text:p>
      <text:p text:style-name="P1">17/01/05 22:05:20 INFO mapred.MapTask: Starting flush of map output</text:p>
      <text:p text:style-name="P1">17/01/05 22:05:20 INFO mapred.MapTask: Spilling map output</text:p>
      <text:p text:style-name="P1">17/01/05 22:05:20 INFO mapred.MapTask: bufstart = 0; bufend = 102; bufvoid = 104857600</text:p>
      <text:p text:style-name="P1">17/01/05 22:05:20 INFO mapred.MapTask: kvstart = 26214396(104857584); kvend = 26214380(104857520); length = 17/6553600</text:p>
      <text:p text:style-name="P1">17/01/05 22:05:20 INFO mapred.MapTask: Finished spill 0</text:p>
      <text:p text:style-name="P1">17/01/05 22:05:20 INFO mapred.Task: Task:attempt_local97667730_0001_m_000001_0 is done. And is in the process of committing</text:p>
      <text:p text:style-name="P1">17/01/05 22:05:20 INFO mapred.LocalJobRunner: map</text:p>
      <text:p text:style-name="P1">17/01/05 22:05:20 INFO mapred.Task: Task 'attempt_local97667730_0001_m_000001_0' done.</text:p>
      <text:p text:style-name="P1">17/01/05 22:05:20 INFO mapred.LocalJobRunner: Finishing task: attempt_local97667730_0001_m_000001_0</text:p>
      <text:p text:style-name="P1">17/01/05 22:05:20 INFO mapred.LocalJobRunner: Starting task: attempt_local97667730_0001_m_000002_0</text:p>
      <text:p text:style-name="P1">17/01/05 22:05:20 INFO mapred.Task: <text:s/>Using ResourceCalculatorProcessTree : [ ]</text:p>
      <text:p text:style-name="P1">17/01/05 22:05:20 INFO mapred.MapTask: Processing split: hdfs://localhost:54310/student/dynamic_output:0+0</text:p>
      <text:p text:style-name="P1">17/01/05 22:05:20 INFO mapred.MapTask: (EQUATOR) 0 kvi 26214396(104857584)</text:p>
      <text:p text:style-name="P1">17/01/05 22:05:20 INFO mapred.MapTask: mapreduce.task.io.sort.mb: 100</text:p>
      <text:p text:style-name="P1">17/01/05 22:05:20 INFO mapred.MapTask: soft limit at 83886080</text:p>
      <text:p text:style-name="P1">17/01/05 22:05:20 INFO mapred.MapTask: bufstart = 0; bufvoid = 104857600</text:p>
      <text:p text:style-name="P1">17/01/05 22:05:20 INFO mapred.MapTask: kvstart = 26214396; length = 6553600</text:p>
      <text:p text:style-name="P1">17/01/05 22:05:20 INFO mapred.MapTask: Map output collector class = org.apache.hadoop.mapred.MapTask$MapOutputBuffer</text:p>
      <text:p text:style-name="P1">17/01/05 22:05:20 INFO mapred.MapTask: Starting flush of map output</text:p>
      <text:p text:style-name="P1">17/01/05 22:05:20 INFO mapred.LocalJobRunner: map task executor complete.</text:p>
      <text:p text:style-name="P1">17/01/05 22:05:20 WARN mapred.LocalJobRunner: job_local97667730_0001</text:p>
      <text:p text:style-name="P1">java.lang.Exception: java.io.FileNotFoundException: Path is not a file: /student/dynamic_output</text:p>
      <text:p text:style-name="P1"><text:tab/>at org.apache.hadoop.hdfs.server.namenode.INodeFile.valueOf(INodeFile.java:70)</text:p>
      <text:p text:style-name="P1"><text:tab/>at org.apache.hadoop.hdfs.server.namenode.INodeFile.valueOf(INodeFile.java:56)</text:p>
      <text:p text:style-name="P1"><text:tab/>at org.apache.hadoop.hdfs.server.namenode.FSNamesystem.getBlockLocationsUpdateTimes(FSNamesystem.java:1891)</text:p>
      <text:p text:style-name="P1"><text:tab/>at org.apache.hadoop.hdfs.server.namenode.FSNamesystem.getBlockLocationsInt(FSNamesystem.java:1832)</text:p>
      <text:p text:style-name="P1"><text:tab/>at org.apache.hadoop.hdfs.server.namenode.FSNamesystem.getBlockLocations(FSNamesystem.java:1812)</text:p>
      <text:p text:style-name="P1"><text:tab/>at org.apache.hadoop.hdfs.server.namenode.FSNamesystem.getBlockLocations(FSNamesystem.java:1784)</text:p>
      <text:p text:style-name="P1"><text:soft-page-break/><text:tab/>at org.apache.hadoop.hdfs.server.namenode.NameNodeRpcServer.getBlockLocations(NameNodeRpcServer.java:542)</text:p>
      <text:p text:style-name="P1"><text:tab/>at org.apache.hadoop.hdfs.protocolPB.ClientNamenodeProtocolServerSideTranslatorPB.getBlockLocations(ClientNamenodeProtocolServerSideTranslatorPB.java:362)</text:p>
      <text:p text:style-name="P1"><text:tab/>at org.apache.hadoop.hdfs.protocol.proto.ClientNamenodeProtocolProtos$ClientNamenodeProtocol$2.callBlockingMethod(ClientNamenodeProtocolProtos.java)</text:p>
      <text:p text:style-name="P1"><text:tab/>at org.apache.hadoop.ipc.ProtobufRpcEngine$Server$ProtoBufRpcInvoker.call(ProtobufRpcEngine.java:619)</text:p>
      <text:p text:style-name="P1"><text:tab/>at org.apache.hadoop.ipc.RPC$Server.call(RPC.java:962)</text:p>
      <text:p text:style-name="P1"><text:tab/>at org.apache.hadoop.ipc.Server$Handler$1.run(Server.java:2039)</text:p>
      <text:p text:style-name="P1"><text:tab/>at org.apache.hadoop.ipc.Server$Handler$1.run(Server.java:2035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ipc.Server$Handler.run(Server.java:2033)</text:p>
      <text:p text:style-name="P1"/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io.FileNotFoundException: Path is not a file: /student/dynamic_output</text:p>
      <text:p text:style-name="P1"><text:tab/>at org.apache.hadoop.hdfs.server.namenode.INodeFile.valueOf(INodeFile.java:70)</text:p>
      <text:p text:style-name="P1"><text:tab/>at org.apache.hadoop.hdfs.server.namenode.INodeFile.valueOf(INodeFile.java:56)</text:p>
      <text:p text:style-name="P1"><text:tab/>at org.apache.hadoop.hdfs.server.namenode.FSNamesystem.getBlockLocationsUpdateTimes(FSNamesystem.java:1891)</text:p>
      <text:p text:style-name="P1"><text:tab/>at org.apache.hadoop.hdfs.server.namenode.FSNamesystem.getBlockLocationsInt(FSNamesystem.java:1832)</text:p>
      <text:p text:style-name="P1"><text:tab/>at org.apache.hadoop.hdfs.server.namenode.FSNamesystem.getBlockLocations(FSNamesystem.java:1812)</text:p>
      <text:p text:style-name="P1"><text:tab/>at org.apache.hadoop.hdfs.server.namenode.FSNamesystem.getBlockLocations(FSNamesystem.java:1784)</text:p>
      <text:p text:style-name="P1"><text:tab/>at org.apache.hadoop.hdfs.server.namenode.NameNodeRpcServer.getBlockLocations(NameNodeRpcServer.java:542)</text:p>
      <text:p text:style-name="P1"><text:tab/>at org.apache.hadoop.hdfs.protocolPB.ClientNamenodeProtocolServerSideTranslatorPB.getBlockLocations(ClientNamenodeProtocolServerSideTranslatorPB.java:362)</text:p>
      <text:p text:style-name="P1"><text:tab/>at org.apache.hadoop.hdfs.protocol.proto.ClientNamenodeProtocolProtos$ClientNamenodeProtocol$2.callBlockingMethod(ClientNamenodeProtocolProtos.java)</text:p>
      <text:p text:style-name="P1"><text:tab/>at org.apache.hadoop.ipc.ProtobufRpcEngine$Server$ProtoBufRpcInvoker.call(ProtobufRpcEngine.java:619)</text:p>
      <text:p text:style-name="P1"><text:soft-page-break/><text:tab/>at org.apache.hadoop.ipc.RPC$Server.call(RPC.java:962)</text:p>
      <text:p text:style-name="P1"><text:tab/>at org.apache.hadoop.ipc.Server$Handler$1.run(Server.java:2039)</text:p>
      <text:p text:style-name="P1"><text:tab/>at org.apache.hadoop.ipc.Server$Handler$1.run(Server.java:2035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ipc.Server$Handler.run(Server.java:2033)</text:p>
      <text:p text:style-name="P1"/>
      <text:p text:style-name="P1"><text:tab/>at sun.reflect.NativeConstructorAccessorImpl.newInstance0(Native Method)</text:p>
      <text:p text:style-name="P1"><text:tab/>at sun.reflect.NativeConstructorAccessorImpl.newInstance(NativeConstructorAccessorImpl.java:62)</text:p>
      <text:p text:style-name="P1"><text:tab/>at sun.reflect.DelegatingConstructorAccessorImpl.newInstance(DelegatingConstructorAccessorImpl.java:45)</text:p>
      <text:p text:style-name="P1"><text:tab/>at java.lang.reflect.Constructor.newInstance(Constructor.java:423)</text:p>
      <text:p text:style-name="P1"><text:tab/>at org.apache.hadoop.ipc.RemoteException.instantiateException(RemoteException.java:106)</text:p>
      <text:p text:style-name="P1"><text:tab/>at org.apache.hadoop.ipc.RemoteException.unwrapRemoteException(RemoteException.java:73)</text:p>
      <text:p text:style-name="P1"><text:tab/>at org.apache.hadoop.hdfs.DFSClient.callGetBlockLocations(DFSClient.java:1222)</text:p>
      <text:p text:style-name="P1"><text:tab/>at org.apache.hadoop.hdfs.DFSClient.getLocatedBlocks(DFSClient.java:1210)</text:p>
      <text:p text:style-name="P1"><text:tab/>at org.apache.hadoop.hdfs.DFSClient.getLocatedBlocks(DFSClient.java:1200)</text:p>
      <text:p text:style-name="P1"><text:tab/>at org.apache.hadoop.hdfs.DFSInputStream.fetchLocatedBlocksAndGetLastBlockLength(DFSInputStream.java:271)</text:p>
      <text:p text:style-name="P1"><text:tab/>at org.apache.hadoop.hdfs.DFSInputStream.openInfo(DFSInputStream.java:238)</text:p>
      <text:p text:style-name="P1"><text:tab/>at org.apache.hadoop.hdfs.DFSInputStream.&lt;init&gt;(DFSInputStream.java:231)</text:p>
      <text:p text:style-name="P1"><text:tab/>at org.apache.hadoop.hdfs.DFSClient.open(DFSClient.java:1498)</text:p>
      <text:p text:style-name="P1"><text:tab/>at org.apache.hadoop.hdfs.DistributedFileSystem$3.doCall(DistributedFileSystem.java:302)</text:p>
      <text:p text:style-name="P1"><text:tab/>at org.apache.hadoop.hdfs.DistributedFileSystem$3.doCall(DistributedFileSystem.java:298)</text:p>
      <text:p text:style-name="P1"><text:tab/>at org.apache.hadoop.fs.FileSystemLinkResolver.resolve(FileSystemLinkResolver.java:81)</text:p>
      <text:p text:style-name="P1"><text:tab/>at org.apache.hadoop.hdfs.DistributedFileSystem.open(DistributedFileSystem.java:298)</text:p>
      <text:p text:style-name="P1"><text:tab/>at org.apache.hadoop.fs.FileSystem.open(FileSystem.java:766)</text:p>
      <text:p text:style-name="P1"><text:tab/>at org.apache.hadoop.mapreduce.lib.input.LineRecordReader.initialize(LineRecordReader.java:85)</text:p>
      <text:p text:style-name="P1"><text:tab/>at org.apache.hadoop.mapred.MapTask$NewTrackingRecordReader.initialize(MapTask.java:545)</text:p>
      <text:p text:style-name="P1"><text:tab/>at org.apache.hadoop.mapred.MapTask.runNewMapper(MapTask.java:783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Caused by: org.apache.hadoop.ipc.RemoteException(java.io.FileNotFoundException): Path is not a file: /student/dynamic_output</text:p>
      <text:p text:style-name="P1"><text:tab/>at org.apache.hadoop.hdfs.server.namenode.INodeFile.valueOf(INodeFile.java:70)</text:p>
      <text:p text:style-name="P1"><text:tab/>at org.apache.hadoop.hdfs.server.namenode.INodeFile.valueOf(INodeFile.java:56)</text:p>
      <text:p text:style-name="P1"><text:soft-page-break/><text:tab/>at org.apache.hadoop.hdfs.server.namenode.FSNamesystem.getBlockLocationsUpdateTimes(FSNamesystem.java:1891)</text:p>
      <text:p text:style-name="P1"><text:tab/>at org.apache.hadoop.hdfs.server.namenode.FSNamesystem.getBlockLocationsInt(FSNamesystem.java:1832)</text:p>
      <text:p text:style-name="P1"><text:tab/>at org.apache.hadoop.hdfs.server.namenode.FSNamesystem.getBlockLocations(FSNamesystem.java:1812)</text:p>
      <text:p text:style-name="P1"><text:tab/>at org.apache.hadoop.hdfs.server.namenode.FSNamesystem.getBlockLocations(FSNamesystem.java:1784)</text:p>
      <text:p text:style-name="P1"><text:tab/>at org.apache.hadoop.hdfs.server.namenode.NameNodeRpcServer.getBlockLocations(NameNodeRpcServer.java:542)</text:p>
      <text:p text:style-name="P1"><text:tab/>at org.apache.hadoop.hdfs.protocolPB.ClientNamenodeProtocolServerSideTranslatorPB.getBlockLocations(ClientNamenodeProtocolServerSideTranslatorPB.java:362)</text:p>
      <text:p text:style-name="P1"><text:tab/>at org.apache.hadoop.hdfs.protocol.proto.ClientNamenodeProtocolProtos$ClientNamenodeProtocol$2.callBlockingMethod(ClientNamenodeProtocolProtos.java)</text:p>
      <text:p text:style-name="P1"><text:tab/>at org.apache.hadoop.ipc.ProtobufRpcEngine$Server$ProtoBufRpcInvoker.call(ProtobufRpcEngine.java:619)</text:p>
      <text:p text:style-name="P1"><text:tab/>at org.apache.hadoop.ipc.RPC$Server.call(RPC.java:962)</text:p>
      <text:p text:style-name="P1"><text:tab/>at org.apache.hadoop.ipc.Server$Handler$1.run(Server.java:2039)</text:p>
      <text:p text:style-name="P1"><text:tab/>at org.apache.hadoop.ipc.Server$Handler$1.run(Server.java:2035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ipc.Server$Handler.run(Server.java:2033)</text:p>
      <text:p text:style-name="P1"/>
      <text:p text:style-name="P1"><text:tab/>at org.apache.hadoop.ipc.Client.call(Client.java:1468)</text:p>
      <text:p text:style-name="P1"><text:tab/>at org.apache.hadoop.ipc.Client.call(Client.java:1399)</text:p>
      <text:p text:style-name="P1"><text:tab/>at org.apache.hadoop.ipc.ProtobufRpcEngine$Invoker.invoke(ProtobufRpcEngine.java:232)</text:p>
      <text:p text:style-name="P1"><text:tab/>at com.sun.proxy.$Proxy9.getBlockLocations(Unknown Source)</text:p>
      <text:p text:style-name="P1"><text:tab/>at org.apache.hadoop.hdfs.protocolPB.ClientNamenodeProtocolTranslatorPB.getBlockLocations(ClientNamenodeProtocolTranslatorPB.java:254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io.retry.RetryInvocationHandler.invokeMethod(RetryInvocationHandler.java:187)</text:p>
      <text:p text:style-name="P1"><text:tab/>at org.apache.hadoop.io.retry.RetryInvocationHandler.invoke(RetryInvocationHandler.java:102)</text:p>
      <text:p text:style-name="P1"><text:tab/>at com.sun.proxy.$Proxy10.getBlockLocations(Unknown Source)</text:p>
      <text:p text:style-name="P1"><text:tab/>at org.apache.hadoop.hdfs.DFSClient.callGetBlockLocations(DFSClient.java:1220)</text:p>
      <text:p text:style-name="P1"><text:tab/>... 21 more</text:p>
      <text:p text:style-name="P1"><text:soft-page-break/>17/01/05 22:05:21 INFO mapreduce.Job: Job job_local97667730_0001 failed with state FAILED due to: NA</text:p>
      <text:p text:style-name="P1">17/01/05 22:05:21 INFO mapreduce.Job: Counters: 25</text:p>
      <text:p text:style-name="P1"><text:tab/>File System Counters</text:p>
      <text:p text:style-name="P1"><text:tab/><text:tab/>FILE: Number of bytes read=9571</text:p>
      <text:p text:style-name="P1"><text:tab/><text:tab/>FILE: Number of bytes written=504954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375</text:p>
      <text:p text:style-name="P1"><text:tab/><text:tab/>HDFS: Number of bytes written=0</text:p>
      <text:p text:style-name="P1"><text:tab/><text:tab/>HDFS: Number of read operations=14</text:p>
      <text:p text:style-name="P1"><text:tab/><text:tab/>HDFS: Number of large read operations=0</text:p>
      <text:p text:style-name="P1"><text:tab/><text:tab/>HDFS: Number of write operations=2</text:p>
      <text:p text:style-name="P1"><text:tab/>Map-Reduce Framework</text:p>
      <text:p text:style-name="P1"><text:tab/><text:tab/>Map input records=12</text:p>
      <text:p text:style-name="P1"><text:tab/><text:tab/>Map output records=10</text:p>
      <text:p text:style-name="P1"><text:tab/><text:tab/>Map output bytes=211</text:p>
      <text:p text:style-name="P1"><text:tab/><text:tab/>Map output materialized bytes=243</text:p>
      <text:p text:style-name="P1"><text:tab/><text:tab/>Input split bytes=208</text:p>
      <text:p text:style-name="P1"><text:tab/><text:tab/>Combine input records=0</text:p>
      <text:p text:style-name="P1"><text:tab/><text:tab/>Spilled Records=10</text:p>
      <text:p text:style-name="P1"><text:tab/><text:tab/>Failed Shuffles=0</text:p>
      <text:p text:style-name="P1"><text:tab/><text:tab/>Merged Map outputs=0</text:p>
      <text:p text:style-name="P1"><text:tab/><text:tab/>GC time elapsed (ms)=103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386801664</text:p>
      <text:p text:style-name="P1"><text:tab/>File Input Format Counters </text:p>
      <text:p text:style-name="P1"><text:tab/><text:tab/>Bytes Read=247</text:p>
      <text:p text:style-name="P1">hduser@ubuntu:~$ hadoop fs -rmr /student/dynamic_output</text:p>
      <text:p text:style-name="P1">rmr: DEPRECATED: Please use 'rm -r' instead.</text:p>
      <text:p text:style-name="P1">17/01/05 22:05:49 WARN util.NativeCodeLoader: Unable to load native-hadoop library for your platform... using builtin-java classes where applicable</text:p>
      <text:p text:style-name="P1">17/01/05 22:05:50 INFO fs.TrashPolicyDefault: Namenode trash configuration: Deletion interval = 0 minutes, Emptier interval = 0 minutes.</text:p>
      <text:p text:style-name="P1">Deleted /student/dynamic_output</text:p>
      <text:p text:style-name="P1">hduser@ubuntu:~$ hadoop fs -rmr /student/dynamic_output1</text:p>
      <text:p text:style-name="P1">rmr: DEPRECATED: Please use 'rm -r' instead.</text:p>
      <text:p text:style-name="P1">17/01/05 22:05:55 WARN util.NativeCodeLoader: Unable to load native-hadoop library for your platform... using builtin-java classes where applicable</text:p>
      <text:p text:style-name="P1">17/01/05 22:05:57 INFO fs.TrashPolicyDefault: Namenode trash configuration: Deletion interval = 0 minutes, Emptier interval = 0 minutes.</text:p>
      <text:p text:style-name="P1">Deleted /student/dynamic_output1</text:p>
      <text:p text:style-name="P1">hduser@ubuntu:~$ hadoop jar /home/hduser/top5dynamic1.jar Top5 /student /student/dynamic_output 6</text:p>
      <text:p text:style-name="P1">3</text:p>
      <text:p text:style-name="P1">6</text:p>
      <text:p text:style-name="P1"><text:soft-page-break/>17/01/05 22:06:12 WARN util.NativeCodeLoader: Unable to load native-hadoop library for your platform... using builtin-java classes where applicable</text:p>
      <text:p text:style-name="P1">17/01/05 22:06:13 INFO Configuration.deprecation: session.id is deprecated. Instead, use dfs.metrics.session-id</text:p>
      <text:p text:style-name="P1">17/01/05 22:06:13 INFO jvm.JvmMetrics: Initializing JVM Metrics with processName=JobTracker, sessionId=</text:p>
      <text:p text:style-name="P1">17/01/05 22:06:14 WARN mapreduce.JobSubmitter: Hadoop command-line option parsing not performed. Implement the Tool interface and execute your application with ToolRunner to remedy this.</text:p>
      <text:p text:style-name="P1">17/01/05 22:06:14 INFO input.FileInputFormat: Total input paths to process : 2</text:p>
      <text:p text:style-name="P1">17/01/05 22:06:14 INFO mapreduce.JobSubmitter: number of splits:2</text:p>
      <text:p text:style-name="P1">17/01/05 22:06:14 INFO mapreduce.JobSubmitter: Submitting tokens for job: job_local228786415_0001</text:p>
      <text:p text:style-name="P1">17/01/05 22:06:15 INFO mapreduce.Job: The url to track the job: http://localhost:8080/</text:p>
      <text:p text:style-name="P1">17/01/05 22:06:15 INFO mapreduce.Job: Running job: job_local228786415_0001</text:p>
      <text:p text:style-name="P1">17/01/05 22:06:15 INFO mapred.LocalJobRunner: OutputCommitter set in config null</text:p>
      <text:p text:style-name="P1">17/01/05 22:06:15 INFO mapred.LocalJobRunner: OutputCommitter is org.apache.hadoop.mapreduce.lib.output.FileOutputCommitter</text:p>
      <text:p text:style-name="P1">17/01/05 22:06:15 INFO mapred.LocalJobRunner: Waiting for map tasks</text:p>
      <text:p text:style-name="P1">17/01/05 22:06:15 INFO mapred.LocalJobRunner: Starting task: attempt_local228786415_0001_m_000000_0</text:p>
      <text:p text:style-name="P1">17/01/05 22:06:15 INFO mapred.Task: <text:s/>Using ResourceCalculatorProcessTree : [ ]</text:p>
      <text:p text:style-name="P1">17/01/05 22:06:15 INFO mapred.MapTask: Processing split: hdfs://localhost:54310/student/student2:0+128</text:p>
      <text:p text:style-name="P1">17/01/05 22:06:15 INFO mapred.MapTask: (EQUATOR) 0 kvi 26214396(104857584)</text:p>
      <text:p text:style-name="P1">17/01/05 22:06:15 INFO mapred.MapTask: mapreduce.task.io.sort.mb: 100</text:p>
      <text:p text:style-name="P1">17/01/05 22:06:15 INFO mapred.MapTask: soft limit at 83886080</text:p>
      <text:p text:style-name="P1">17/01/05 22:06:15 INFO mapred.MapTask: bufstart = 0; bufvoid = 104857600</text:p>
      <text:p text:style-name="P1">17/01/05 22:06:15 INFO mapred.MapTask: kvstart = 26214396; length = 6553600</text:p>
      <text:p text:style-name="P1">17/01/05 22:06:15 INFO mapred.MapTask: Map output collector class = org.apache.hadoop.mapred.MapTask$MapOutputBuffer</text:p>
      <text:p text:style-name="P1">hduser@ubuntu:~$ hadoop jar /home/hduser/top5dynamic1.jar Top5 /student /student/dynamic_output1 4</text:p>
      <text:p text:style-name="P1">3</text:p>
      <text:p text:style-name="P1">4</text:p>
      <text:p text:style-name="P1">17/01/05 22:06:25 WARN util.NativeCodeLoader: Unable to load native-hadoop library for your platform... using builtin-java classes where applicable</text:p>
      <text:p text:style-name="P1">17/01/05 22:06:27 INFO Configuration.deprecation: session.id is deprecated. Instead, use dfs.metrics.session-id</text:p>
      <text:p text:style-name="P1">17/01/05 22:06:27 INFO jvm.JvmMetrics: Initializing JVM Metrics with processName=JobTracker, sessionId=</text:p>
      <text:p text:style-name="P1">17/01/05 22:06:27 WARN mapreduce.JobSubmitter: Hadoop command-line option parsing not performed. Implement the Tool interface and execute your application with ToolRunner to remedy this.</text:p>
      <text:p text:style-name="P1">17/01/05 22:06:27 INFO input.FileInputFormat: Total input paths to process : 3</text:p>
      <text:p text:style-name="P1">17/01/05 22:06:27 INFO mapreduce.JobSubmitter: number of splits:3</text:p>
      <text:p text:style-name="P1">17/01/05 22:06:28 INFO mapreduce.JobSubmitter: Submitting tokens for job: job_local44608019_0001</text:p>
      <text:p text:style-name="P1">17/01/05 22:06:28 INFO mapreduce.Job: The url to track the job: http://localhost:8080/</text:p>
      <text:p text:style-name="P1">17/01/05 22:06:28 INFO mapreduce.Job: Running job: job_local44608019_0001</text:p>
      <text:p text:style-name="P1">17/01/05 22:06:28 INFO mapred.LocalJobRunner: OutputCommitter set in config null</text:p>
      <text:p text:style-name="P1"><text:soft-page-break/>17/01/05 22:06:28 INFO mapred.LocalJobRunner: OutputCommitter is org.apache.hadoop.mapreduce.lib.output.FileOutputCommitter</text:p>
      <text:p text:style-name="P1">17/01/05 22:06:28 INFO mapred.LocalJobRunner: Waiting for map tasks</text:p>
      <text:p text:style-name="P1">17/01/05 22:06:28 INFO mapred.LocalJobRunner: Starting task: attempt_local44608019_0001_m_000000_0</text:p>
      <text:p text:style-name="P1">17/01/05 22:06:29 INFO mapred.Task: <text:s/>Using ResourceCalculatorProcessTree : [ ]</text:p>
      <text:p text:style-name="P1">17/01/05 22:06:29 INFO mapred.MapTask: Processing split: hdfs://localhost:54310/student/student2:0+128</text:p>
      <text:p text:style-name="P1">17/01/05 22:06:29 INFO mapred.MapTask: (EQUATOR) 0 kvi 26214396(104857584)</text:p>
      <text:p text:style-name="P1">17/01/05 22:06:29 INFO mapred.MapTask: mapreduce.task.io.sort.mb: 100</text:p>
      <text:p text:style-name="P1">17/01/05 22:06:29 INFO mapred.MapTask: soft limit at 83886080</text:p>
      <text:p text:style-name="P1">17/01/05 22:06:29 INFO mapred.MapTask: bufstart = 0; bufvoid = 104857600</text:p>
      <text:p text:style-name="P1">17/01/05 22:06:29 INFO mapred.MapTask: kvstart = 26214396; length = 6553600</text:p>
      <text:p text:style-name="P1">17/01/05 22:06:29 INFO mapred.MapTask: Map output collector class = org.apache.hadoop.mapred.MapTask$MapOutputBuffer</text:p>
      <text:p text:style-name="P1">17/01/05 22:06:29 INFO mapred.LocalJobRunner: </text:p>
      <text:p text:style-name="P1">17/01/05 22:06:29 INFO mapred.MapTask: Starting flush of map output</text:p>
      <text:p text:style-name="P1">17/01/05 22:06:29 INFO mapred.MapTask: Spilling map output</text:p>
      <text:p text:style-name="P1">17/01/05 22:06:29 INFO mapred.MapTask: bufstart = 0; bufend = 89; bufvoid = 104857600</text:p>
      <text:p text:style-name="P1">17/01/05 22:06:29 INFO mapred.MapTask: kvstart = 26214396(104857584); kvend = 26214384(104857536); length = 13/6553600</text:p>
      <text:p text:style-name="P1">17/01/05 22:06:29 INFO mapred.MapTask: Finished spill 0</text:p>
      <text:p text:style-name="P1">17/01/05 22:06:29 INFO mapred.Task: Task:attempt_local44608019_0001_m_000000_0 is done. And is in the process of committing</text:p>
      <text:p text:style-name="P1">17/01/05 22:06:29 INFO mapred.LocalJobRunner: map</text:p>
      <text:p text:style-name="P1">17/01/05 22:06:29 INFO mapred.Task: Task 'attempt_local44608019_0001_m_000000_0' done.</text:p>
      <text:p text:style-name="P1">17/01/05 22:06:29 INFO mapred.LocalJobRunner: Finishing task: attempt_local44608019_0001_m_000000_0</text:p>
      <text:p text:style-name="P1">17/01/05 22:06:29 INFO mapred.LocalJobRunner: Starting task: attempt_local44608019_0001_m_000001_0</text:p>
      <text:p text:style-name="P1">17/01/05 22:06:29 INFO mapred.Task: <text:s/>Using ResourceCalculatorProcessTree : [ ]</text:p>
      <text:p text:style-name="P1">17/01/05 22:06:29 INFO mapred.MapTask: Processing split: hdfs://localhost:54310/student/student1:0+119</text:p>
      <text:p text:style-name="P1">17/01/05 22:06:29 INFO mapred.MapTask: (EQUATOR) 0 kvi 26214396(104857584)</text:p>
      <text:p text:style-name="P1">17/01/05 22:06:29 INFO mapred.MapTask: mapreduce.task.io.sort.mb: 100</text:p>
      <text:p text:style-name="P1">17/01/05 22:06:29 INFO mapred.MapTask: soft limit at 83886080</text:p>
      <text:p text:style-name="P1">17/01/05 22:06:29 INFO mapred.MapTask: bufstart = 0; bufvoid = 104857600</text:p>
      <text:p text:style-name="P1">17/01/05 22:06:29 INFO mapred.MapTask: kvstart = 26214396; length = 6553600</text:p>
      <text:p text:style-name="P1">17/01/05 22:06:29 INFO mapred.MapTask: Map output collector class = org.apache.hadoop.mapred.MapTask$MapOutputBuffer</text:p>
      <text:p text:style-name="P1">17/01/05 22:06:29 INFO mapred.LocalJobRunner: </text:p>
      <text:p text:style-name="P1">17/01/05 22:06:29 INFO mapred.MapTask: Starting flush of map output</text:p>
      <text:p text:style-name="P1">17/01/05 22:06:29 INFO mapred.MapTask: Spilling map output</text:p>
      <text:p text:style-name="P1">17/01/05 22:06:29 INFO mapred.MapTask: bufstart = 0; bufend = 82; bufvoid = 104857600</text:p>
      <text:p text:style-name="P1">17/01/05 22:06:29 INFO mapred.MapTask: kvstart = 26214396(104857584); kvend = 26214384(104857536); length = 13/6553600</text:p>
      <text:p text:style-name="P1">17/01/05 22:06:29 INFO mapreduce.Job: Job job_local44608019_0001 running in uber mode : false</text:p>
      <text:p text:style-name="P1">17/01/05 22:06:29 INFO mapreduce.Job: <text:s/>map 33% reduce 0%</text:p>
      <text:p text:style-name="P1">17/01/05 22:06:29 INFO mapred.MapTask: Finished spill 0</text:p>
      <text:p text:style-name="P1"><text:soft-page-break/>17/01/05 22:06:29 INFO mapred.Task: Task:attempt_local44608019_0001_m_000001_0 is done. And is in the process of committing</text:p>
      <text:p text:style-name="P1">17/01/05 22:06:29 INFO mapred.LocalJobRunner: map</text:p>
      <text:p text:style-name="P1">17/01/05 22:06:29 INFO mapred.Task: Task 'attempt_local44608019_0001_m_000001_0' done.</text:p>
      <text:p text:style-name="P1">17/01/05 22:06:29 INFO mapred.LocalJobRunner: Finishing task: attempt_local44608019_0001_m_000001_0</text:p>
      <text:p text:style-name="P1">17/01/05 22:06:29 INFO mapred.LocalJobRunner: Starting task: attempt_local44608019_0001_m_000002_0</text:p>
      <text:p text:style-name="P1">17/01/05 22:06:29 INFO mapred.Task: <text:s/>Using ResourceCalculatorProcessTree : [ ]</text:p>
      <text:p text:style-name="P1">17/01/05 22:06:29 INFO mapred.MapTask: Processing split: hdfs://localhost:54310/student/dynamic_output:0+0</text:p>
      <text:p text:style-name="P1">17/01/05 22:06:29 INFO mapred.MapTask: (EQUATOR) 0 kvi 26214396(104857584)</text:p>
      <text:p text:style-name="P1">17/01/05 22:06:29 INFO mapred.MapTask: mapreduce.task.io.sort.mb: 100</text:p>
      <text:p text:style-name="P1">17/01/05 22:06:29 INFO mapred.MapTask: soft limit at 83886080</text:p>
      <text:p text:style-name="P1">17/01/05 22:06:29 INFO mapred.MapTask: bufstart = 0; bufvoid = 104857600</text:p>
      <text:p text:style-name="P1">17/01/05 22:06:29 INFO mapred.MapTask: kvstart = 26214396; length = 6553600</text:p>
      <text:p text:style-name="P1">17/01/05 22:06:29 INFO mapred.MapTask: Map output collector class = org.apache.hadoop.mapred.MapTask$MapOutputBuffer</text:p>
      <text:p text:style-name="P1">17/01/05 22:06:29 INFO mapred.MapTask: Starting flush of map output</text:p>
      <text:p text:style-name="P1">17/01/05 22:06:30 INFO mapred.LocalJobRunner: map task executor complete.</text:p>
      <text:p text:style-name="P1">17/01/05 22:06:30 WARN mapred.LocalJobRunner: job_local44608019_0001</text:p>
      <text:p text:style-name="P1">java.lang.Exception: java.io.FileNotFoundException: Path is not a file: /student/dynamic_output</text:p>
      <text:p text:style-name="P1"><text:tab/>at org.apache.hadoop.hdfs.server.namenode.INodeFile.valueOf(INodeFile.java:70)</text:p>
      <text:p text:style-name="P1"><text:tab/>at org.apache.hadoop.hdfs.server.namenode.INodeFile.valueOf(INodeFile.java:56)</text:p>
      <text:p text:style-name="P1"><text:tab/>at org.apache.hadoop.hdfs.server.namenode.FSNamesystem.getBlockLocationsUpdateTimes(FSNamesystem.java:1891)</text:p>
      <text:p text:style-name="P1"><text:tab/>at org.apache.hadoop.hdfs.server.namenode.FSNamesystem.getBlockLocationsInt(FSNamesystem.java:1832)</text:p>
      <text:p text:style-name="P1"><text:tab/>at org.apache.hadoop.hdfs.server.namenode.FSNamesystem.getBlockLocations(FSNamesystem.java:1812)</text:p>
      <text:p text:style-name="P1"><text:tab/>at org.apache.hadoop.hdfs.server.namenode.FSNamesystem.getBlockLocations(FSNamesystem.java:1784)</text:p>
      <text:p text:style-name="P1"><text:tab/>at org.apache.hadoop.hdfs.server.namenode.NameNodeRpcServer.getBlockLocations(NameNodeRpcServer.java:542)</text:p>
      <text:p text:style-name="P1"><text:tab/>at org.apache.hadoop.hdfs.protocolPB.ClientNamenodeProtocolServerSideTranslatorPB.getBlockLocations(ClientNamenodeProtocolServerSideTranslatorPB.java:362)</text:p>
      <text:p text:style-name="P1"><text:tab/>at org.apache.hadoop.hdfs.protocol.proto.ClientNamenodeProtocolProtos$ClientNamenodeProtocol$2.callBlockingMethod(ClientNamenodeProtocolProtos.java)</text:p>
      <text:p text:style-name="P1"><text:tab/>at org.apache.hadoop.ipc.ProtobufRpcEngine$Server$ProtoBufRpcInvoker.call(ProtobufRpcEngine.java:619)</text:p>
      <text:p text:style-name="P1"><text:tab/>at org.apache.hadoop.ipc.RPC$Server.call(RPC.java:962)</text:p>
      <text:p text:style-name="P1"><text:soft-page-break/><text:tab/>at org.apache.hadoop.ipc.Server$Handler$1.run(Server.java:2039)</text:p>
      <text:p text:style-name="P1"><text:tab/>at org.apache.hadoop.ipc.Server$Handler$1.run(Server.java:2035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ipc.Server$Handler.run(Server.java:2033)</text:p>
      <text:p text:style-name="P1"/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io.FileNotFoundException: Path is not a file: /student/dynamic_output</text:p>
      <text:p text:style-name="P1"><text:tab/>at org.apache.hadoop.hdfs.server.namenode.INodeFile.valueOf(INodeFile.java:70)</text:p>
      <text:p text:style-name="P1"><text:tab/>at org.apache.hadoop.hdfs.server.namenode.INodeFile.valueOf(INodeFile.java:56)</text:p>
      <text:p text:style-name="P1"><text:tab/>at org.apache.hadoop.hdfs.server.namenode.FSNamesystem.getBlockLocationsUpdateTimes(FSNamesystem.java:1891)</text:p>
      <text:p text:style-name="P1"><text:tab/>at org.apache.hadoop.hdfs.server.namenode.FSNamesystem.getBlockLocationsInt(FSNamesystem.java:1832)</text:p>
      <text:p text:style-name="P1"><text:tab/>at org.apache.hadoop.hdfs.server.namenode.FSNamesystem.getBlockLocations(FSNamesystem.java:1812)</text:p>
      <text:p text:style-name="P1"><text:tab/>at org.apache.hadoop.hdfs.server.namenode.FSNamesystem.getBlockLocations(FSNamesystem.java:1784)</text:p>
      <text:p text:style-name="P1"><text:tab/>at org.apache.hadoop.hdfs.server.namenode.NameNodeRpcServer.getBlockLocations(NameNodeRpcServer.java:542)</text:p>
      <text:p text:style-name="P1"><text:tab/>at org.apache.hadoop.hdfs.protocolPB.ClientNamenodeProtocolServerSideTranslatorPB.getBlockLocations(ClientNamenodeProtocolServerSideTranslatorPB.java:362)</text:p>
      <text:p text:style-name="P1"><text:tab/>at org.apache.hadoop.hdfs.protocol.proto.ClientNamenodeProtocolProtos$ClientNamenodeProtocol$2.callBlockingMethod(ClientNamenodeProtocolProtos.java)</text:p>
      <text:p text:style-name="P1"><text:tab/>at org.apache.hadoop.ipc.ProtobufRpcEngine$Server$ProtoBufRpcInvoker.call(ProtobufRpcEngine.java:619)</text:p>
      <text:p text:style-name="P1"><text:tab/>at org.apache.hadoop.ipc.RPC$Server.call(RPC.java:962)</text:p>
      <text:p text:style-name="P1"><text:tab/>at org.apache.hadoop.ipc.Server$Handler$1.run(Server.java:2039)</text:p>
      <text:p text:style-name="P1"><text:tab/>at org.apache.hadoop.ipc.Server$Handler$1.run(Server.java:2035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ipc.Server$Handler.run(Server.java:2033)</text:p>
      <text:p text:style-name="P1"/>
      <text:p text:style-name="P1"><text:tab/>at sun.reflect.NativeConstructorAccessorImpl.newInstance0(Native Method)</text:p>
      <text:p text:style-name="P1"><text:tab/>at sun.reflect.NativeConstructorAccessorImpl.newInstance(NativeConstructorAccessorImpl.java:62)</text:p>
      <text:p text:style-name="P1"><text:soft-page-break/><text:tab/>at sun.reflect.DelegatingConstructorAccessorImpl.newInstance(DelegatingConstructorAccessorImpl.java:45)</text:p>
      <text:p text:style-name="P1"><text:tab/>at java.lang.reflect.Constructor.newInstance(Constructor.java:423)</text:p>
      <text:p text:style-name="P1"><text:tab/>at org.apache.hadoop.ipc.RemoteException.instantiateException(RemoteException.java:106)</text:p>
      <text:p text:style-name="P1"><text:tab/>at org.apache.hadoop.ipc.RemoteException.unwrapRemoteException(RemoteException.java:73)</text:p>
      <text:p text:style-name="P1"><text:tab/>at org.apache.hadoop.hdfs.DFSClient.callGetBlockLocations(DFSClient.java:1222)</text:p>
      <text:p text:style-name="P1"><text:tab/>at org.apache.hadoop.hdfs.DFSClient.getLocatedBlocks(DFSClient.java:1210)</text:p>
      <text:p text:style-name="P1"><text:tab/>at org.apache.hadoop.hdfs.DFSClient.getLocatedBlocks(DFSClient.java:1200)</text:p>
      <text:p text:style-name="P1"><text:tab/>at org.apache.hadoop.hdfs.DFSInputStream.fetchLocatedBlocksAndGetLastBlockLength(DFSInputStream.java:271)</text:p>
      <text:p text:style-name="P1"><text:tab/>at org.apache.hadoop.hdfs.DFSInputStream.openInfo(DFSInputStream.java:238)</text:p>
      <text:p text:style-name="P1"><text:tab/>at org.apache.hadoop.hdfs.DFSInputStream.&lt;init&gt;(DFSInputStream.java:231)</text:p>
      <text:p text:style-name="P1"><text:tab/>at org.apache.hadoop.hdfs.DFSClient.open(DFSClient.java:1498)</text:p>
      <text:p text:style-name="P1"><text:tab/>at org.apache.hadoop.hdfs.DistributedFileSystem$3.doCall(DistributedFileSystem.java:302)</text:p>
      <text:p text:style-name="P1"><text:tab/>at org.apache.hadoop.hdfs.DistributedFileSystem$3.doCall(DistributedFileSystem.java:298)</text:p>
      <text:p text:style-name="P1"><text:tab/>at org.apache.hadoop.fs.FileSystemLinkResolver.resolve(FileSystemLinkResolver.java:81)</text:p>
      <text:p text:style-name="P1"><text:tab/>at org.apache.hadoop.hdfs.DistributedFileSystem.open(DistributedFileSystem.java:298)</text:p>
      <text:p text:style-name="P1"><text:tab/>at org.apache.hadoop.fs.FileSystem.open(FileSystem.java:766)</text:p>
      <text:p text:style-name="P1"><text:tab/>at org.apache.hadoop.mapreduce.lib.input.LineRecordReader.initialize(LineRecordReader.java:85)</text:p>
      <text:p text:style-name="P1"><text:tab/>at org.apache.hadoop.mapred.MapTask$NewTrackingRecordReader.initialize(MapTask.java:545)</text:p>
      <text:p text:style-name="P1"><text:tab/>at org.apache.hadoop.mapred.MapTask.runNewMapper(MapTask.java:783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Caused by: org.apache.hadoop.ipc.RemoteException(java.io.FileNotFoundException): Path is not a file: /student/dynamic_output</text:p>
      <text:p text:style-name="P1"><text:tab/>at org.apache.hadoop.hdfs.server.namenode.INodeFile.valueOf(INodeFile.java:70)</text:p>
      <text:p text:style-name="P1"><text:tab/>at org.apache.hadoop.hdfs.server.namenode.INodeFile.valueOf(INodeFile.java:56)</text:p>
      <text:p text:style-name="P1"><text:tab/>at org.apache.hadoop.hdfs.server.namenode.FSNamesystem.getBlockLocationsUpdateTimes(FSNamesystem.java:1891)</text:p>
      <text:p text:style-name="P1"><text:tab/>at org.apache.hadoop.hdfs.server.namenode.FSNamesystem.getBlockLocationsInt(FSNamesystem.java:1832)</text:p>
      <text:p text:style-name="P1"><text:tab/>at org.apache.hadoop.hdfs.server.namenode.FSNamesystem.getBlockLocations(FSNamesystem.java:1812)</text:p>
      <text:p text:style-name="P1"><text:soft-page-break/><text:tab/>at org.apache.hadoop.hdfs.server.namenode.FSNamesystem.getBlockLocations(FSNamesystem.java:1784)</text:p>
      <text:p text:style-name="P1"><text:tab/>at org.apache.hadoop.hdfs.server.namenode.NameNodeRpcServer.getBlockLocations(NameNodeRpcServer.java:542)</text:p>
      <text:p text:style-name="P1"><text:tab/>at org.apache.hadoop.hdfs.protocolPB.ClientNamenodeProtocolServerSideTranslatorPB.getBlockLocations(ClientNamenodeProtocolServerSideTranslatorPB.java:362)</text:p>
      <text:p text:style-name="P1"><text:tab/>at org.apache.hadoop.hdfs.protocol.proto.ClientNamenodeProtocolProtos$ClientNamenodeProtocol$2.callBlockingMethod(ClientNamenodeProtocolProtos.java)</text:p>
      <text:p text:style-name="P1"><text:tab/>at org.apache.hadoop.ipc.ProtobufRpcEngine$Server$ProtoBufRpcInvoker.call(ProtobufRpcEngine.java:619)</text:p>
      <text:p text:style-name="P1"><text:tab/>at org.apache.hadoop.ipc.RPC$Server.call(RPC.java:962)</text:p>
      <text:p text:style-name="P1"><text:tab/>at org.apache.hadoop.ipc.Server$Handler$1.run(Server.java:2039)</text:p>
      <text:p text:style-name="P1"><text:tab/>at org.apache.hadoop.ipc.Server$Handler$1.run(Server.java:2035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ipc.Server$Handler.run(Server.java:2033)</text:p>
      <text:p text:style-name="P1"/>
      <text:p text:style-name="P1"><text:tab/>at org.apache.hadoop.ipc.Client.call(Client.java:1468)</text:p>
      <text:p text:style-name="P1"><text:tab/>at org.apache.hadoop.ipc.Client.call(Client.java:1399)</text:p>
      <text:p text:style-name="P1"><text:tab/>at org.apache.hadoop.ipc.ProtobufRpcEngine$Invoker.invoke(ProtobufRpcEngine.java:232)</text:p>
      <text:p text:style-name="P1"><text:tab/>at com.sun.proxy.$Proxy9.getBlockLocations(Unknown Source)</text:p>
      <text:p text:style-name="P1"><text:tab/>at org.apache.hadoop.hdfs.protocolPB.ClientNamenodeProtocolTranslatorPB.getBlockLocations(ClientNamenodeProtocolTranslatorPB.java:254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io.retry.RetryInvocationHandler.invokeMethod(RetryInvocationHandler.java:187)</text:p>
      <text:p text:style-name="P1"><text:tab/>at org.apache.hadoop.io.retry.RetryInvocationHandler.invoke(RetryInvocationHandler.java:102)</text:p>
      <text:p text:style-name="P1"><text:tab/>at com.sun.proxy.$Proxy10.getBlockLocations(Unknown Source)</text:p>
      <text:p text:style-name="P1"><text:tab/>at org.apache.hadoop.hdfs.DFSClient.callGetBlockLocations(DFSClient.java:1220)</text:p>
      <text:p text:style-name="P1"><text:tab/>... 21 more</text:p>
      <text:p text:style-name="P1">17/01/05 22:06:30 INFO mapreduce.Job: <text:s/>map 100% reduce 0%</text:p>
      <text:p text:style-name="P1">17/01/05 22:06:30 INFO mapreduce.Job: Job job_local44608019_0001 failed with state FAILED due to: NA</text:p>
      <text:p text:style-name="P1">17/01/05 22:06:30 INFO mapreduce.Job: Counters: 25</text:p>
      <text:p text:style-name="P1"><text:tab/>File System Counters</text:p>
      <text:p text:style-name="P1"><text:tab/><text:tab/>FILE: Number of bytes read=9571</text:p>
      <text:p text:style-name="P1"><text:tab/><text:tab/>FILE: Number of bytes written=504888</text:p>
      <text:p text:style-name="P1"><text:tab/><text:tab/>FILE: Number of read operations=0</text:p>
      <text:p text:style-name="P1"><text:tab/><text:tab/>FILE: Number of large read operations=0</text:p>
      <text:p text:style-name="P1"><text:soft-page-break/><text:tab/><text:tab/>FILE: Number of write operations=0</text:p>
      <text:p text:style-name="P1"><text:tab/><text:tab/>HDFS: Number of bytes read=375</text:p>
      <text:p text:style-name="P1"><text:tab/><text:tab/>HDFS: Number of bytes written=0</text:p>
      <text:p text:style-name="P1"><text:tab/><text:tab/>HDFS: Number of read operations=14</text:p>
      <text:p text:style-name="P1"><text:tab/><text:tab/>HDFS: Number of large read operations=0</text:p>
      <text:p text:style-name="P1"><text:tab/><text:tab/>HDFS: Number of write operations=2</text:p>
      <text:p text:style-name="P1"><text:tab/>Map-Reduce Framework</text:p>
      <text:p text:style-name="P1"><text:tab/><text:tab/>Map input records=12</text:p>
      <text:p text:style-name="P1"><text:tab/><text:tab/>Map output records=8</text:p>
      <text:p text:style-name="P1"><text:tab/><text:tab/>Map output bytes=171</text:p>
      <text:p text:style-name="P1"><text:tab/><text:tab/>Map output materialized bytes=199</text:p>
      <text:p text:style-name="P1"><text:tab/><text:tab/>Input split bytes=208</text:p>
      <text:p text:style-name="P1"><text:tab/><text:tab/>Combine input records=0</text:p>
      <text:p text:style-name="P1"><text:tab/><text:tab/>Spilled Records=8</text:p>
      <text:p text:style-name="P1"><text:tab/><text:tab/>Failed Shuffles=0</text:p>
      <text:p text:style-name="P1"><text:tab/><text:tab/>Merged Map outputs=0</text:p>
      <text:p text:style-name="P1"><text:tab/><text:tab/>GC time elapsed (ms)=84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386801664</text:p>
      <text:p text:style-name="P1"><text:tab/>File Input Format Counters </text:p>
      <text:p text:style-name="P1"><text:tab/><text:tab/>Bytes Read=247</text:p>
      <text:p text:style-name="P1">hduser@ubuntu:~$ hadoop fs -rmr /student/dynamic_output1</text:p>
      <text:p text:style-name="P1">rmr: DEPRECATED: Please use 'rm -r' instead.</text:p>
      <text:p text:style-name="P1">17/01/05 22:06:53 WARN util.NativeCodeLoader: Unable to load native-hadoop library for your platform... using builtin-java classes where applicable</text:p>
      <text:p text:style-name="P1">17/01/05 22:06:55 INFO fs.TrashPolicyDefault: Namenode trash configuration: Deletion interval = 0 minutes, Emptier interval = 0 minutes.</text:p>
      <text:p text:style-name="P1">Deleted /student/dynamic_output1</text:p>
      <text:p text:style-name="P1">hduser@ubuntu:~$ hadoop fs -rmr /student/dynamic_output</text:p>
      <text:p text:style-name="P1">rmr: DEPRECATED: Please use 'rm -r' instead.</text:p>
      <text:p text:style-name="P1">17/01/05 22:07:01 WARN util.NativeCodeLoader: Unable to load native-hadoop library for your platform... using builtin-java classes where applicable</text:p>
      <text:p text:style-name="P1">17/01/05 22:07:02 INFO fs.TrashPolicyDefault: Namenode trash configuration: Deletion interval = 0 minutes, Emptier interval = 0 minutes.</text:p>
      <text:p text:style-name="P1">Deleted /student/dynamic_output</text:p>
      <text:p text:style-name="P1">hduser@ubuntu:~$ hadoop jar /home/hduser/top5dynamic1.jar Top5 /student /student/dynamic_output 6</text:p>
      <text:p text:style-name="P1">3</text:p>
      <text:p text:style-name="P1">6</text:p>
      <text:p text:style-name="P1">17/01/05 22:07:18 WARN util.NativeCodeLoader: Unable to load native-hadoop library for your platform... using builtin-java classes where applicable</text:p>
      <text:p text:style-name="P1">17/01/05 22:07:20 INFO Configuration.deprecation: session.id is deprecated. Instead, use dfs.metrics.session-id</text:p>
      <text:p text:style-name="P1">17/01/05 22:07:20 INFO jvm.JvmMetrics: Initializing JVM Metrics with processName=JobTracker, sessionId=</text:p>
      <text:p text:style-name="P1">17/01/05 22:07:20 WARN mapreduce.JobSubmitter: Hadoop command-line option parsing not performed. Implement the Tool interface and execute your application with ToolRunner to remedy this.</text:p>
      <text:p text:style-name="P1"><text:soft-page-break/>17/01/05 22:07:20 INFO input.FileInputFormat: Total input paths to process : 2</text:p>
      <text:p text:style-name="P1">17/01/05 22:07:21 INFO mapreduce.JobSubmitter: number of splits:2</text:p>
      <text:p text:style-name="P1">17/01/05 22:07:21 INFO mapreduce.JobSubmitter: Submitting tokens for job: job_local416490779_0001</text:p>
      <text:p text:style-name="P1">17/01/05 22:07:22 INFO mapreduce.Job: The url to track the job: http://localhost:8080/</text:p>
      <text:p text:style-name="P1">17/01/05 22:07:22 INFO mapreduce.Job: Running job: job_local416490779_0001</text:p>
      <text:p text:style-name="P1">17/01/05 22:07:22 INFO mapred.LocalJobRunner: OutputCommitter set in config null</text:p>
      <text:p text:style-name="P1">17/01/05 22:07:22 INFO mapred.LocalJobRunner: OutputCommitter is org.apache.hadoop.mapreduce.lib.output.FileOutputCommitter</text:p>
      <text:p text:style-name="P1">17/01/05 22:07:22 INFO mapred.LocalJobRunner: Waiting for map tasks</text:p>
      <text:p text:style-name="P1">17/01/05 22:07:22 INFO mapred.LocalJobRunner: Starting task: attempt_local416490779_0001_m_000000_0</text:p>
      <text:p text:style-name="P1">17/01/05 22:07:22 INFO mapred.Task: <text:s/>Using ResourceCalculatorProcessTree : [ ]</text:p>
      <text:p text:style-name="P1">17/01/05 22:07:22 INFO mapred.MapTask: Processing split: hdfs://localhost:54310/student/student2:0+128</text:p>
      <text:p text:style-name="P1">17/01/05 22:07:22 INFO mapred.MapTask: (EQUATOR) 0 kvi 26214396(104857584)</text:p>
      <text:p text:style-name="P1">17/01/05 22:07:22 INFO mapred.MapTask: mapreduce.task.io.sort.mb: 100</text:p>
      <text:p text:style-name="P1">17/01/05 22:07:22 INFO mapred.MapTask: soft limit at 83886080</text:p>
      <text:p text:style-name="P1">17/01/05 22:07:22 INFO mapred.MapTask: bufstart = 0; bufvoid = 104857600</text:p>
      <text:p text:style-name="P1">17/01/05 22:07:22 INFO mapred.MapTask: kvstart = 26214396; length = 6553600</text:p>
      <text:p text:style-name="P1">17/01/05 22:07:22 INFO mapred.MapTask: Map output collector class = org.apache.hadoop.mapred.MapTask$MapOutputBuffer</text:p>
      <text:p text:style-name="P1">hduser@ubuntu:~$ hadoop fs -rmr /student/dynamic_output</text:p>
      <text:p text:style-name="P1">rmr: DEPRECATED: Please use 'rm -r' instead.</text:p>
      <text:p text:style-name="P1">17/01/05 22:07:27 WARN util.NativeCodeLoader: Unable to load native-hadoop library for your platform... using builtin-java classes where applicable</text:p>
      <text:p text:style-name="P1">17/01/05 22:07:29 INFO fs.TrashPolicyDefault: Namenode trash configuration: Deletion interval = 0 minutes, Emptier interval = 0 minutes.</text:p>
      <text:p text:style-name="P1">Deleted /student/dynamic_output</text:p>
      <text:p text:style-name="P1">hduser@ubuntu:~$ hadoop jar /home/hduser/top5dynamic1.jar Top5 /student /student/dynamic_output 5</text:p>
      <text:p text:style-name="P1">3</text:p>
      <text:p text:style-name="P1">5</text:p>
      <text:p text:style-name="P1">17/01/05 22:07:39 WARN util.NativeCodeLoader: Unable to load native-hadoop library for your platform... using builtin-java classes where applicable</text:p>
      <text:p text:style-name="P1">17/01/05 22:07:40 INFO Configuration.deprecation: session.id is deprecated. Instead, use dfs.metrics.session-id</text:p>
      <text:p text:style-name="P1">17/01/05 22:07:40 INFO jvm.JvmMetrics: Initializing JVM Metrics with processName=JobTracker, sessionId=</text:p>
      <text:p text:style-name="P1">17/01/05 22:07:40 WARN mapreduce.JobSubmitter: Hadoop command-line option parsing not performed. Implement the Tool interface and execute your application with ToolRunner to remedy this.</text:p>
      <text:p text:style-name="P1">17/01/05 22:07:41 INFO input.FileInputFormat: Total input paths to process : 2</text:p>
      <text:p text:style-name="P1">17/01/05 22:07:41 INFO mapreduce.JobSubmitter: number of splits:2</text:p>
      <text:p text:style-name="P1">17/01/05 22:07:41 INFO mapreduce.JobSubmitter: Submitting tokens for job: job_local475235676_0001</text:p>
      <text:p text:style-name="P1">17/01/05 22:07:41 INFO mapreduce.Job: The url to track the job: http://localhost:8080/</text:p>
      <text:p text:style-name="P1">17/01/05 22:07:41 INFO mapreduce.Job: Running job: job_local475235676_0001</text:p>
      <text:p text:style-name="P1">17/01/05 22:07:41 INFO mapred.LocalJobRunner: OutputCommitter set in config null</text:p>
      <text:p text:style-name="P1"><text:soft-page-break/>17/01/05 22:07:42 INFO mapred.LocalJobRunner: OutputCommitter is org.apache.hadoop.mapreduce.lib.output.FileOutputCommitter</text:p>
      <text:p text:style-name="P1">17/01/05 22:07:42 INFO mapred.LocalJobRunner: Waiting for map tasks</text:p>
      <text:p text:style-name="P1">17/01/05 22:07:42 INFO mapred.LocalJobRunner: Starting task: attempt_local475235676_0001_m_000000_0</text:p>
      <text:p text:style-name="P1">17/01/05 22:07:42 INFO mapred.Task: <text:s/>Using ResourceCalculatorProcessTree : [ ]</text:p>
      <text:p text:style-name="P1">17/01/05 22:07:42 INFO mapred.MapTask: Processing split: hdfs://localhost:54310/student/student2:0+128</text:p>
      <text:p text:style-name="P1">17/01/05 22:07:42 INFO mapred.MapTask: (EQUATOR) 0 kvi 26214396(104857584)</text:p>
      <text:p text:style-name="P1">17/01/05 22:07:42 INFO mapred.MapTask: mapreduce.task.io.sort.mb: 100</text:p>
      <text:p text:style-name="P1">17/01/05 22:07:42 INFO mapred.MapTask: soft limit at 83886080</text:p>
      <text:p text:style-name="P1">17/01/05 22:07:42 INFO mapred.MapTask: bufstart = 0; bufvoid = 104857600</text:p>
      <text:p text:style-name="P1">17/01/05 22:07:42 INFO mapred.MapTask: kvstart = 26214396; length = 6553600</text:p>
      <text:p text:style-name="P1">17/01/05 22:07:42 INFO mapred.MapTask: Map output collector class = org.apache.hadoop.mapred.MapTask$MapOutputBuffer</text:p>
      <text:p text:style-name="P1">17/01/05 22:07:42 INFO mapred.LocalJobRunner: </text:p>
      <text:p text:style-name="P1">17/01/05 22:07:42 INFO mapred.MapTask: Starting flush of map output</text:p>
      <text:p text:style-name="P1">17/01/05 22:07:42 INFO mapred.MapTask: Spilling map output</text:p>
      <text:p text:style-name="P1">17/01/05 22:07:42 INFO mapred.MapTask: bufstart = 0; bufend = 109; bufvoid = 104857600</text:p>
      <text:p text:style-name="P1">17/01/05 22:07:42 INFO mapred.MapTask: kvstart = 26214396(104857584); kvend = 26214380(104857520); length = 17/6553600</text:p>
      <text:p text:style-name="P1">17/01/05 22:07:42 INFO mapred.MapTask: Finished spill 0</text:p>
      <text:p text:style-name="P1">17/01/05 22:07:42 INFO mapred.Task: Task:attempt_local475235676_0001_m_000000_0 is done. And is in the process of committing</text:p>
      <text:p text:style-name="P1">17/01/05 22:07:42 INFO mapred.LocalJobRunner: map</text:p>
      <text:p text:style-name="P1">17/01/05 22:07:42 INFO mapred.Task: Task 'attempt_local475235676_0001_m_000000_0' done.</text:p>
      <text:p text:style-name="P1">17/01/05 22:07:42 INFO mapred.LocalJobRunner: Finishing task: attempt_local475235676_0001_m_000000_0</text:p>
      <text:p text:style-name="P1">17/01/05 22:07:42 INFO mapred.LocalJobRunner: Starting task: attempt_local475235676_0001_m_000001_0</text:p>
      <text:p text:style-name="P1">17/01/05 22:07:42 INFO mapred.Task: <text:s/>Using ResourceCalculatorProcessTree : [ ]</text:p>
      <text:p text:style-name="P1">17/01/05 22:07:42 INFO mapred.MapTask: Processing split: hdfs://localhost:54310/student/student1:0+119</text:p>
      <text:p text:style-name="P1">17/01/05 22:07:42 INFO mapred.MapTask: (EQUATOR) 0 kvi 26214396(104857584)</text:p>
      <text:p text:style-name="P1">17/01/05 22:07:42 INFO mapred.MapTask: mapreduce.task.io.sort.mb: 100</text:p>
      <text:p text:style-name="P1">17/01/05 22:07:42 INFO mapred.MapTask: soft limit at 83886080</text:p>
      <text:p text:style-name="P1">17/01/05 22:07:42 INFO mapred.MapTask: bufstart = 0; bufvoid = 104857600</text:p>
      <text:p text:style-name="P1">17/01/05 22:07:42 INFO mapred.MapTask: kvstart = 26214396; length = 6553600</text:p>
      <text:p text:style-name="P1">17/01/05 22:07:42 INFO mapred.MapTask: Map output collector class = org.apache.hadoop.mapred.MapTask$MapOutputBuffer</text:p>
      <text:p text:style-name="P1">17/01/05 22:07:42 INFO mapred.LocalJobRunner: </text:p>
      <text:p text:style-name="P1">17/01/05 22:07:42 INFO mapred.MapTask: Starting flush of map output</text:p>
      <text:p text:style-name="P1">17/01/05 22:07:42 INFO mapred.MapTask: Spilling map output</text:p>
      <text:p text:style-name="P1">17/01/05 22:07:42 INFO mapred.MapTask: bufstart = 0; bufend = 102; bufvoid = 104857600</text:p>
      <text:p text:style-name="P1">17/01/05 22:07:42 INFO mapred.MapTask: kvstart = 26214396(104857584); kvend = 26214380(104857520); length = 17/6553600</text:p>
      <text:p text:style-name="P1">17/01/05 22:07:42 INFO mapreduce.Job: Job job_local475235676_0001 running in uber mode : false</text:p>
      <text:p text:style-name="P1">17/01/05 22:07:43 INFO mapreduce.Job: <text:s/>map 50% reduce 0%</text:p>
      <text:p text:style-name="P1">17/01/05 22:07:43 INFO mapred.MapTask: Finished spill 0</text:p>
      <text:p text:style-name="P1"><text:soft-page-break/>17/01/05 22:07:43 INFO mapred.Task: Task:attempt_local475235676_0001_m_000001_0 is done. And is in the process of committing</text:p>
      <text:p text:style-name="P1">17/01/05 22:07:43 INFO mapred.LocalJobRunner: map</text:p>
      <text:p text:style-name="P1">17/01/05 22:07:43 INFO mapred.Task: Task 'attempt_local475235676_0001_m_000001_0' done.</text:p>
      <text:p text:style-name="P1">17/01/05 22:07:43 INFO mapred.LocalJobRunner: Finishing task: attempt_local475235676_0001_m_000001_0</text:p>
      <text:p text:style-name="P1">17/01/05 22:07:43 INFO mapred.LocalJobRunner: map task executor complete.</text:p>
      <text:p text:style-name="P1">17/01/05 22:07:43 INFO mapred.LocalJobRunner: Waiting for reduce tasks</text:p>
      <text:p text:style-name="P1">17/01/05 22:07:43 INFO mapred.LocalJobRunner: Starting task: attempt_local475235676_0001_r_000000_0</text:p>
      <text:p text:style-name="P1">17/01/05 22:07:43 INFO mapred.Task: <text:s/>Using ResourceCalculatorProcessTree : [ ]</text:p>
      <text:p text:style-name="P1">17/01/05 22:07:43 INFO mapred.ReduceTask: Using ShuffleConsumerPlugin: org.apache.hadoop.mapreduce.task.reduce.Shuffle@157cce8</text:p>
      <text:p text:style-name="P1">17/01/05 22:07:43 INFO reduce.MergeManagerImpl: MergerManager: memoryLimit=363285696, maxSingleShuffleLimit=90821424, mergeThreshold=239768576, ioSortFactor=10, memToMemMergeOutputsThreshold=10</text:p>
      <text:p text:style-name="P1">17/01/05 22:07:43 INFO reduce.EventFetcher: attempt_local475235676_0001_r_000000_0 Thread started: EventFetcher for fetching Map Completion Events</text:p>
      <text:p text:style-name="P1">17/01/05 22:07:43 INFO reduce.LocalFetcher: localfetcher#1 about to shuffle output of map attempt_local475235676_0001_m_000000_0 decomp: 121 len: 125 to MEMORY</text:p>
      <text:p text:style-name="P1">17/01/05 22:07:43 INFO reduce.InMemoryMapOutput: Read 121 bytes from map-output for attempt_local475235676_0001_m_000000_0</text:p>
      <text:p text:style-name="P1">17/01/05 22:07:43 INFO reduce.MergeManagerImpl: closeInMemoryFile -&gt; map-output of size: 121, inMemoryMapOutputs.size() -&gt; 1, commitMemory -&gt; 0, usedMemory -&gt;121</text:p>
      <text:p text:style-name="P1">17/01/05 22:07:43 INFO reduce.LocalFetcher: localfetcher#1 about to shuffle output of map attempt_local475235676_0001_m_000001_0 decomp: 114 len: 118 to MEMORY</text:p>
      <text:p text:style-name="P1">17/01/05 22:07:43 INFO reduce.InMemoryMapOutput: Read 114 bytes from map-output for attempt_local475235676_0001_m_000001_0</text:p>
      <text:p text:style-name="P1">17/01/05 22:07:43 INFO reduce.MergeManagerImpl: closeInMemoryFile -&gt; map-output of size: 114, inMemoryMapOutputs.size() -&gt; 2, commitMemory -&gt; 121, usedMemory -&gt;235</text:p>
      <text:p text:style-name="P1">17/01/05 22:07:43 INFO reduce.EventFetcher: EventFetcher is interrupted.. Returning</text:p>
      <text:p text:style-name="P1">17/01/05 22:07:43 INFO mapred.LocalJobRunner: 2 / 2 copied.</text:p>
      <text:p text:style-name="P1">17/01/05 22:07:43 INFO reduce.MergeManagerImpl: finalMerge called with 2 in-memory map-outputs and 0 on-disk map-outputs</text:p>
      <text:p text:style-name="P1">17/01/05 22:07:43 INFO mapred.Merger: Merging 2 sorted segments</text:p>
      <text:p text:style-name="P1">17/01/05 22:07:43 INFO mapred.Merger: Down to the last merge-pass, with 2 segments left of total size: 231 bytes</text:p>
      <text:p text:style-name="P1">17/01/05 22:07:43 INFO reduce.MergeManagerImpl: Merged 2 segments, 235 bytes to disk to satisfy reduce memory limit</text:p>
      <text:p text:style-name="P1">17/01/05 22:07:43 INFO reduce.MergeManagerImpl: Merging 1 files, 237 bytes from disk</text:p>
      <text:p text:style-name="P1">17/01/05 22:07:43 INFO reduce.MergeManagerImpl: Merging 0 segments, 0 bytes from memory into reduce</text:p>
      <text:p text:style-name="P1">17/01/05 22:07:43 INFO mapred.Merger: Merging 1 sorted segments</text:p>
      <text:p text:style-name="P1">17/01/05 22:07:43 INFO mapred.Merger: Down to the last merge-pass, with 1 segments left of total size: 231 bytes</text:p>
      <text:p text:style-name="P1">17/01/05 22:07:43 INFO mapred.LocalJobRunner: 2 / 2 copied.</text:p>
      <text:p text:style-name="P1">17/01/05 22:07:43 INFO Configuration.deprecation: mapred.skip.on is deprecated. Instead, use mapreduce.job.skiprecords</text:p>
      <text:p text:style-name="P1"><text:soft-page-break/>17/01/05 22:07:43 INFO mapred.Task: Task:attempt_local475235676_0001_r_000000_0 is done. And is in the process of committing</text:p>
      <text:p text:style-name="P1">17/01/05 22:07:43 INFO mapred.LocalJobRunner: 2 / 2 copied.</text:p>
      <text:p text:style-name="P1">17/01/05 22:07:43 INFO mapred.Task: Task attempt_local475235676_0001_r_000000_0 is allowed to commit now</text:p>
      <text:p text:style-name="P1">17/01/05 22:07:43 INFO output.FileOutputCommitter: Saved output of task 'attempt_local475235676_0001_r_000000_0' to hdfs://localhost:54310/student/dynamic_output/_temporary/0/task_local475235676_0001_r_000000</text:p>
      <text:p text:style-name="P1">17/01/05 22:07:43 INFO mapred.LocalJobRunner: reduce &gt; reduce</text:p>
      <text:p text:style-name="P1">17/01/05 22:07:43 INFO mapred.Task: Task 'attempt_local475235676_0001_r_000000_0' done.</text:p>
      <text:p text:style-name="P1">17/01/05 22:07:43 INFO mapred.LocalJobRunner: Finishing task: attempt_local475235676_0001_r_000000_0</text:p>
      <text:p text:style-name="P1">17/01/05 22:07:43 INFO mapred.LocalJobRunner: reduce task executor complete.</text:p>
      <text:p text:style-name="P1">17/01/05 22:07:44 INFO mapreduce.Job: <text:s/>map 100% reduce 100%</text:p>
      <text:p text:style-name="P1">17/01/05 22:07:45 INFO mapreduce.Job: Job job_local475235676_0001 completed successfully</text:p>
      <text:p text:style-name="P1">17/01/05 22:07:45 INFO mapreduce.Job: Counters: 38</text:p>
      <text:p text:style-name="P1"><text:tab/>File System Counters</text:p>
      <text:p text:style-name="P1"><text:tab/><text:tab/>FILE: Number of bytes read=14507</text:p>
      <text:p text:style-name="P1"><text:tab/><text:tab/>FILE: Number of bytes written=761463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622</text:p>
      <text:p text:style-name="P1"><text:tab/><text:tab/>HDFS: Number of bytes written=108</text:p>
      <text:p text:style-name="P1"><text:tab/><text:tab/>HDFS: Number of read operations=25</text:p>
      <text:p text:style-name="P1"><text:tab/><text:tab/>HDFS: Number of large read operations=0</text:p>
      <text:p text:style-name="P1"><text:tab/><text:tab/>HDFS: Number of write operations=5</text:p>
      <text:p text:style-name="P1"><text:tab/>Map-Reduce Framework</text:p>
      <text:p text:style-name="P1"><text:tab/><text:tab/>Map input records=12</text:p>
      <text:p text:style-name="P1"><text:tab/><text:tab/>Map output records=10</text:p>
      <text:p text:style-name="P1"><text:tab/><text:tab/>Map output bytes=211</text:p>
      <text:p text:style-name="P1"><text:tab/><text:tab/>Map output materialized bytes=243</text:p>
      <text:p text:style-name="P1"><text:tab/><text:tab/>Input split bytes=208</text:p>
      <text:p text:style-name="P1"><text:tab/><text:tab/>Combine input records=0</text:p>
      <text:p text:style-name="P1"><text:tab/><text:tab/>Combine output records=0</text:p>
      <text:p text:style-name="P1"><text:tab/><text:tab/>Reduce input groups=1</text:p>
      <text:p text:style-name="P1"><text:tab/><text:tab/>Reduce shuffle bytes=243</text:p>
      <text:p text:style-name="P1"><text:tab/><text:tab/>Reduce input records=10</text:p>
      <text:p text:style-name="P1"><text:tab/><text:tab/>Reduce output records=5</text:p>
      <text:p text:style-name="P1"><text:tab/><text:tab/>Spilled Records=20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88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03795456</text:p>
      <text:p text:style-name="P1"><text:tab/>Shuffle Errors</text:p>
      <text:p text:style-name="P1"><text:soft-page-break/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247</text:p>
      <text:p text:style-name="P1"><text:tab/>File Output Format Counters </text:p>
      <text:p text:style-name="P1"><text:tab/><text:tab/>Bytes Written=108</text:p>
      <text:p text:style-name="P1">hduser@ubuntu:~$ hadoop fs -cat /student/dynamic_output/part-r-00000</text:p>
      <text:p text:style-name="P1">17/01/05 22:08:07 WARN util.NativeCodeLoader: Unable to load native-hadoop library for your platform... using builtin-java classes where applicable</text:p>
      <text:p text:style-name="P1">202,Brajesh,98,Mumbai</text:p>
      <text:p text:style-name="P1">211,Prerna,90,Chennai</text:p>
      <text:p text:style-name="P1">210,Smita,88,Bangalore</text:p>
      <text:p text:style-name="P1">201,Arun,85,Delhi</text:p>
      <text:p text:style-name="P1">204,Priti,82,Bangalore</text:p>
      <text:p text:style-name="P1">hduser@ubuntu:~$ hadoop fs -mkdir /niit1/Format</text:p>
      <text:p text:style-name="P1">17/01/06 02:59:23 WARN util.NativeCodeLoader: Unable to load native-hadoop library for your platform... using builtin-java classes where applicable</text:p>
      <text:p text:style-name="P1">hduser@ubuntu:~$ hadoop fs -put /home/hduser/dept <text:s/>/niit1/Format</text:p>
      <text:p text:style-name="P1">17/01/06 02:59:48 WARN util.NativeCodeLoader: Unable to load native-hadoop library for your platform... using builtin-java classes where applicable</text:p>
      <text:p text:style-name="P1">hduser@ubuntu:~$ hadoop jar /home/hduser/text2seq.jar Text2Seq /niit1/Format/dept /niit1/Format/text2seq_output</text:p>
      <text:p text:style-name="P1">17/01/06 03:00:44 WARN util.NativeCodeLoader: Unable to load native-hadoop library for your platform... using builtin-java classes where applicable</text:p>
      <text:p text:style-name="P1">17/01/06 03:00:45 INFO Configuration.deprecation: session.id is deprecated. Instead, use dfs.metrics.session-id</text:p>
      <text:p text:style-name="P1">17/01/06 03:00:45 INFO jvm.JvmMetrics: Initializing JVM Metrics with processName=JobTracker, sessionId=</text:p>
      <text:p text:style-name="P1">17/01/06 03:00:45 WARN mapreduce.JobSubmitter: Hadoop command-line option parsing not performed. Implement the Tool interface and execute your application with ToolRunner to remedy this.</text:p>
      <text:p text:style-name="P1">17/01/06 03:00:46 INFO input.FileInputFormat: Total input paths to process : 1</text:p>
      <text:p text:style-name="P1">17/01/06 03:00:46 INFO mapreduce.JobSubmitter: number of splits:1</text:p>
      <text:p text:style-name="P1">17/01/06 03:00:46 INFO mapreduce.JobSubmitter: Submitting tokens for job: job_local450345794_0001</text:p>
      <text:p text:style-name="P1">17/01/06 03:00:47 INFO mapreduce.Job: The url to track the job: http://localhost:8080/</text:p>
      <text:p text:style-name="P1">17/01/06 03:00:47 INFO mapreduce.Job: Running job: job_local450345794_0001</text:p>
      <text:p text:style-name="P1">17/01/06 03:00:47 INFO mapred.LocalJobRunner: OutputCommitter set in config null</text:p>
      <text:p text:style-name="P1">17/01/06 03:00:47 INFO mapred.LocalJobRunner: OutputCommitter is org.apache.hadoop.mapreduce.lib.output.FileOutputCommitter</text:p>
      <text:p text:style-name="P1">17/01/06 03:00:47 INFO mapred.LocalJobRunner: Waiting for map tasks</text:p>
      <text:p text:style-name="P1">17/01/06 03:00:47 INFO mapred.LocalJobRunner: Starting task: attempt_local450345794_0001_m_000000_0</text:p>
      <text:p text:style-name="P1">17/01/06 03:00:47 INFO mapred.Task: <text:s/>Using ResourceCalculatorProcessTree : [ ]</text:p>
      <text:p text:style-name="P1">17/01/06 03:00:47 INFO mapred.MapTask: Processing split: hdfs://localhost:54310/niit1/Format/dept:0+126</text:p>
      <text:p text:style-name="P1"><text:soft-page-break/>17/01/06 03:00:47 INFO mapred.LocalJobRunner: </text:p>
      <text:p text:style-name="P1">17/01/06 03:00:48 INFO mapred.Task: Task:attempt_local450345794_0001_m_000000_0 is done. And is in the process of committing</text:p>
      <text:p text:style-name="P1">17/01/06 03:00:48 INFO mapreduce.Job: Job job_local450345794_0001 running in uber mode : false</text:p>
      <text:p text:style-name="P1">17/01/06 03:00:48 INFO mapreduce.Job: <text:s/>map 0% reduce 0%</text:p>
      <text:p text:style-name="P1">17/01/06 03:00:48 INFO mapred.LocalJobRunner: </text:p>
      <text:p text:style-name="P1">17/01/06 03:00:48 INFO mapred.Task: Task attempt_local450345794_0001_m_000000_0 is allowed to commit now</text:p>
      <text:p text:style-name="P1">17/01/06 03:00:48 INFO output.FileOutputCommitter: Saved output of task 'attempt_local450345794_0001_m_000000_0' to hdfs://localhost:54310/niit1/Format/text2seq_output/_temporary/0/task_local450345794_0001_m_000000</text:p>
      <text:p text:style-name="P1">17/01/06 03:00:48 INFO mapred.LocalJobRunner: map</text:p>
      <text:p text:style-name="P1">17/01/06 03:00:48 INFO mapred.Task: Task 'attempt_local450345794_0001_m_000000_0' done.</text:p>
      <text:p text:style-name="P1">17/01/06 03:00:48 INFO mapred.LocalJobRunner: Finishing task: attempt_local450345794_0001_m_000000_0</text:p>
      <text:p text:style-name="P1">17/01/06 03:00:48 INFO mapred.LocalJobRunner: map task executor complete.</text:p>
      <text:p text:style-name="P1">17/01/06 03:00:49 INFO mapreduce.Job: <text:s/>map 100% reduce 0%</text:p>
      <text:p text:style-name="P1">17/01/06 03:00:49 INFO mapreduce.Job: Job job_local450345794_0001 completed successfully</text:p>
      <text:p text:style-name="P1">17/01/06 03:00:49 INFO mapreduce.Job: Counters: 23</text:p>
      <text:p text:style-name="P1"><text:tab/>File System Counters</text:p>
      <text:p text:style-name="P1"><text:tab/><text:tab/>FILE: Number of bytes read=2297</text:p>
      <text:p text:style-name="P1"><text:tab/><text:tab/>FILE: Number of bytes written=250801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26</text:p>
      <text:p text:style-name="P1"><text:tab/><text:tab/>HDFS: Number of bytes written=338</text:p>
      <text:p text:style-name="P1"><text:tab/><text:tab/>HDFS: Number of read operations=7</text:p>
      <text:p text:style-name="P1"><text:tab/><text:tab/>HDFS: Number of large read operations=0</text:p>
      <text:p text:style-name="P1"><text:tab/><text:tab/>HDFS: Number of write operations=3</text:p>
      <text:p text:style-name="P1"><text:tab/>Map-Reduce Framework</text:p>
      <text:p text:style-name="P1"><text:tab/><text:tab/>Map input records=9</text:p>
      <text:p text:style-name="P1"><text:tab/><text:tab/>Map output records=9</text:p>
      <text:p text:style-name="P1"><text:tab/><text:tab/>Input split bytes=105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1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4880640</text:p>
      <text:p text:style-name="P1"><text:tab/>File Input Format Counters </text:p>
      <text:p text:style-name="P1"><text:tab/><text:tab/>Bytes Read=126</text:p>
      <text:p text:style-name="P1"><text:tab/>File Output Format Counters </text:p>
      <text:p text:style-name="P1"><text:tab/><text:tab/>Bytes Written=338</text:p>
      <text:p text:style-name="P1">hduser@ubuntu:~$ hadoop fs -cat /niit1/Format/text2seq_output/part-m-00000</text:p>
      <text:p text:style-name="P1"><text:soft-page-break/>17/01/06 03:01:34 WARN util.NativeCodeLoader: Unable to load native-hadoop library for your platform... using builtin-java classes where applicable</text:p>
      <text:p text:style-name="P1">��Q#!org.apache.hadoop.io.LongWritable#org.apache.hadoop.io.Text#</text:p>
      <text:p text:style-name="P1">�a{##���#;�#<text:tab/>Marketing#Finance#Human Resources#</text:p>
      <text:p text:style-name="P1">Production#</text:p>
      <text:p text:style-name="P1"><text:s text:c="10"/>Development##Quality ManagemenSalResearch# <text:s text:c="3"/>#Customer Servicehduser@ubuntu:~$ </text:p>
      <text:p text:style-name="P1">hduser@ubuntu:~$ hadoop jar /home/hduser/seq2text.jar Seq2Text /niit1/Format/text2seq_output/part-m-00000 /niit1/Format/seq2text_output</text:p>
      <text:p text:style-name="P1">17/01/06 03:09:13 WARN util.NativeCodeLoader: Unable to load native-hadoop library for your platform... using builtin-java classes where applicable</text:p>
      <text:p text:style-name="P1">17/01/06 03:09:14 INFO Configuration.deprecation: session.id is deprecated. Instead, use dfs.metrics.session-id</text:p>
      <text:p text:style-name="P1">17/01/06 03:09:14 INFO jvm.JvmMetrics: Initializing JVM Metrics with processName=JobTracker, sessionId=</text:p>
      <text:p text:style-name="P1">17/01/06 03:09:14 WARN mapreduce.JobSubmitter: Hadoop command-line option parsing not performed. Implement the Tool interface and execute your application with ToolRunner to remedy this.</text:p>
      <text:p text:style-name="P1">17/01/06 03:09:14 INFO input.FileInputFormat: Total input paths to process : 1</text:p>
      <text:p text:style-name="P1">17/01/06 03:09:15 INFO mapreduce.JobSubmitter: number of splits:1</text:p>
      <text:p text:style-name="P1">17/01/06 03:09:15 INFO mapreduce.JobSubmitter: Submitting tokens for job: job_local1025398374_0001</text:p>
      <text:p text:style-name="P1">17/01/06 03:09:15 INFO mapreduce.Job: The url to track the job: http://localhost:8080/</text:p>
      <text:p text:style-name="P1">17/01/06 03:09:15 INFO mapreduce.Job: Running job: job_local1025398374_0001</text:p>
      <text:p text:style-name="P1">17/01/06 03:09:15 INFO mapred.LocalJobRunner: OutputCommitter set in config null</text:p>
      <text:p text:style-name="P1">17/01/06 03:09:15 INFO mapred.LocalJobRunner: OutputCommitter is org.apache.hadoop.mapreduce.lib.output.FileOutputCommitter</text:p>
      <text:p text:style-name="P1">17/01/06 03:09:16 INFO mapred.LocalJobRunner: Waiting for map tasks</text:p>
      <text:p text:style-name="P1">17/01/06 03:09:16 INFO mapred.LocalJobRunner: Starting task: attempt_local1025398374_0001_m_000000_0</text:p>
      <text:p text:style-name="P1">17/01/06 03:09:16 INFO mapred.Task: <text:s/>Using ResourceCalculatorProcessTree : [ ]</text:p>
      <text:p text:style-name="P1">17/01/06 03:09:16 INFO mapred.MapTask: Processing split: hdfs://localhost:54310/niit1/Format/text2seq_output/part-m-00000:0+338</text:p>
      <text:p text:style-name="P1">17/01/06 03:09:16 INFO mapred.LocalJobRunner: map task executor complete.</text:p>
      <text:p text:style-name="P1">17/01/06 03:09:16 WARN mapred.LocalJobRunner: job_local1025398374_0001</text:p>
      <text:p text:style-name="P1">java.lang.Exception: java.lang.NumberFormatException: For input string: "Marketing"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NumberFormatException: For input string: "Marketing"</text:p>
      <text:p text:style-name="P1"><text:tab/>at java.lang.NumberFormatException.forInputString(NumberFormatException.java:65)</text:p>
      <text:p text:style-name="P1"><text:tab/>at java.lang.Integer.parseInt(Integer.java:580)</text:p>
      <text:p text:style-name="P1"><text:tab/>at java.lang.Integer.parseInt(Integer.java:615)</text:p>
      <text:p text:style-name="P1"><text:tab/>at Seq2Text$SequenceMapper.map(Seq2Text.java:23)</text:p>
      <text:p text:style-name="P1"><text:tab/>at Seq2Text$SequenceMapper.map(Seq2Text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soft-page-break/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7/01/06 03:09:16 INFO mapreduce.Job: Job job_local1025398374_0001 running in uber mode : false</text:p>
      <text:p text:style-name="P1">17/01/06 03:09:16 INFO mapreduce.Job: <text:s/>map 0% reduce 0%</text:p>
      <text:p text:style-name="P1">17/01/06 03:09:16 INFO mapreduce.Job: Job job_local1025398374_0001 failed with state FAILED due to: NA</text:p>
      <text:p text:style-name="P1">17/01/06 03:09:16 INFO mapreduce.Job: Counters: 0</text:p>
      <text:p text:style-name="P1">hduser@ubuntu:~$ hadoop jar /home/hduser/seq2text.jar Seq2Text /niit1/Format/text2seq_output/part-m-00000 /niit1/Format/seq2text_output1</text:p>
      <text:p text:style-name="P1">17/01/06 03:18:51 WARN util.NativeCodeLoader: Unable to load native-hadoop library for your platform... using builtin-java classes where applicable</text:p>
      <text:p text:style-name="P1">17/01/06 03:18:52 INFO Configuration.deprecation: session.id is deprecated. Instead, use dfs.metrics.session-id</text:p>
      <text:p text:style-name="P1">17/01/06 03:18:52 INFO jvm.JvmMetrics: Initializing JVM Metrics with processName=JobTracker, sessionId=</text:p>
      <text:p text:style-name="P1">17/01/06 03:18:52 WARN mapreduce.JobSubmitter: Hadoop command-line option parsing not performed. Implement the Tool interface and execute your application with ToolRunner to remedy this.</text:p>
      <text:p text:style-name="P1">17/01/06 03:18:52 INFO input.FileInputFormat: Total input paths to process : 1</text:p>
      <text:p text:style-name="P1">17/01/06 03:18:53 INFO mapreduce.JobSubmitter: number of splits:1</text:p>
      <text:p text:style-name="P1">17/01/06 03:18:53 INFO mapreduce.JobSubmitter: Submitting tokens for job: job_local46648025_0001</text:p>
      <text:p text:style-name="P1">17/01/06 03:18:53 INFO mapreduce.Job: The url to track the job: http://localhost:8080/</text:p>
      <text:p text:style-name="P1">17/01/06 03:18:53 INFO mapreduce.Job: Running job: job_local46648025_0001</text:p>
      <text:p text:style-name="P1">17/01/06 03:18:53 INFO mapred.LocalJobRunner: OutputCommitter set in config null</text:p>
      <text:p text:style-name="P1">17/01/06 03:18:54 INFO mapred.LocalJobRunner: OutputCommitter is org.apache.hadoop.mapreduce.lib.output.FileOutputCommitter</text:p>
      <text:p text:style-name="P1">17/01/06 03:18:54 INFO mapred.LocalJobRunner: Waiting for map tasks</text:p>
      <text:p text:style-name="P1">17/01/06 03:18:54 INFO mapred.LocalJobRunner: Starting task: attempt_local46648025_0001_m_000000_0</text:p>
      <text:p text:style-name="P1">17/01/06 03:18:54 INFO mapred.Task: <text:s/>Using ResourceCalculatorProcessTree : [ ]</text:p>
      <text:p text:style-name="P1">17/01/06 03:18:54 INFO mapred.MapTask: Processing split: hdfs://localhost:54310/niit1/Format/text2seq_output/part-m-00000:0+338</text:p>
      <text:p text:style-name="P1">17/01/06 03:18:54 INFO mapred.LocalJobRunner: map task executor complete.</text:p>
      <text:p text:style-name="P1">17/01/06 03:18:54 WARN mapred.LocalJobRunner: job_local46648025_0001</text:p>
      <text:p text:style-name="P1">java.lang.Exception: java.lang.NumberFormatException: For input string: "Marketing"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NumberFormatException: For input string: "Marketing"</text:p>
      <text:p text:style-name="P1"><text:tab/>at java.lang.NumberFormatException.forInputString(NumberFormatException.java:65)</text:p>
      <text:p text:style-name="P1"><text:tab/>at java.lang.Integer.parseInt(Integer.java:580)</text:p>
      <text:p text:style-name="P1"><text:tab/>at java.lang.Integer.parseInt(Integer.java:615)</text:p>
      <text:p text:style-name="P1"><text:tab/>at Seq2Text$SequenceMapper.map(Seq2Text.java:23)</text:p>
      <text:p text:style-name="P1"><text:tab/>at Seq2Text$SequenceMapper.map(Seq2Text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soft-page-break/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7/01/06 03:18:54 INFO mapreduce.Job: Job job_local46648025_0001 running in uber mode : false</text:p>
      <text:p text:style-name="P1">17/01/06 03:18:54 INFO mapreduce.Job: <text:s/>map 0% reduce 0%</text:p>
      <text:p text:style-name="P1">17/01/06 03:18:54 INFO mapreduce.Job: Job job_local46648025_0001 failed with state FAILED due to: NA</text:p>
      <text:p text:style-name="P1">17/01/06 03:18:55 INFO mapreduce.Job: Counters: 0</text:p>
      <text:p text:style-name="P1">hduser@ubuntu:~$ hadoop jar /home/hduser/seq2text.jar Seq2Text /niit1/Format/text2seq_output/part-m-00000 /niit1/Format/seq2text_output2</text:p>
      <text:p text:style-name="P1">17/01/06 03:23:01 WARN util.NativeCodeLoader: Unable to load native-hadoop library for your platform... using builtin-java classes where applicable</text:p>
      <text:p text:style-name="P1">17/01/06 03:23:02 INFO Configuration.deprecation: session.id is deprecated. Instead, use dfs.metrics.session-id</text:p>
      <text:p text:style-name="P1">17/01/06 03:23:02 INFO jvm.JvmMetrics: Initializing JVM Metrics with processName=JobTracker, sessionId=</text:p>
      <text:p text:style-name="P1">17/01/06 03:23:03 WARN mapreduce.JobSubmitter: Hadoop command-line option parsing not performed. Implement the Tool interface and execute your application with ToolRunner to remedy this.</text:p>
      <text:p text:style-name="P1">17/01/06 03:23:03 INFO input.FileInputFormat: Total input paths to process : 1</text:p>
      <text:p text:style-name="P1">17/01/06 03:23:03 INFO mapreduce.JobSubmitter: number of splits:1</text:p>
      <text:p text:style-name="P1">17/01/06 03:23:03 INFO mapreduce.JobSubmitter: Submitting tokens for job: job_local407013403_0001</text:p>
      <text:p text:style-name="P1">17/01/06 03:23:04 INFO mapreduce.Job: The url to track the job: http://localhost:8080/</text:p>
      <text:p text:style-name="P1">17/01/06 03:23:04 INFO mapreduce.Job: Running job: job_local407013403_0001</text:p>
      <text:p text:style-name="P1">17/01/06 03:23:04 INFO mapred.LocalJobRunner: OutputCommitter set in config null</text:p>
      <text:p text:style-name="P1">17/01/06 03:23:04 INFO mapred.LocalJobRunner: OutputCommitter is org.apache.hadoop.mapreduce.lib.output.FileOutputCommitter</text:p>
      <text:p text:style-name="P1">17/01/06 03:23:04 INFO mapred.LocalJobRunner: Waiting for map tasks</text:p>
      <text:p text:style-name="P1">17/01/06 03:23:04 INFO mapred.LocalJobRunner: Starting task: attempt_local407013403_0001_m_000000_0</text:p>
      <text:p text:style-name="P1">17/01/06 03:23:04 INFO mapred.Task: <text:s/>Using ResourceCalculatorProcessTree : [ ]</text:p>
      <text:p text:style-name="P1">17/01/06 03:23:04 INFO mapred.MapTask: Processing split: hdfs://localhost:54310/niit1/Format/text2seq_output/part-m-00000:0+338</text:p>
      <text:p text:style-name="P1">17/01/06 03:23:04 INFO mapred.LocalJobRunner: map task executor complete.</text:p>
      <text:p text:style-name="P1">17/01/06 03:23:04 WARN mapred.LocalJobRunner: job_local407013403_0001</text:p>
      <text:p text:style-name="P1">java.lang.Exception: java.lang.NumberFormatException: For input string: "Marketing"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NumberFormatException: For input string: "Marketing"</text:p>
      <text:p text:style-name="P1"><text:tab/>at java.lang.NumberFormatException.forInputString(NumberFormatException.java:65)</text:p>
      <text:p text:style-name="P1"><text:tab/>at java.lang.Integer.parseInt(Integer.java:580)</text:p>
      <text:p text:style-name="P1"><text:tab/>at java.lang.Integer.parseInt(Integer.java:615)</text:p>
      <text:p text:style-name="P1"><text:tab/>at Seq2Text$SequenceMapper.map(Seq2Text.java:24)</text:p>
      <text:p text:style-name="P1"><text:tab/>at Seq2Text$SequenceMapper.map(Seq2Text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soft-page-break/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7/01/06 03:23:05 INFO mapreduce.Job: Job job_local407013403_0001 running in uber mode : false</text:p>
      <text:p text:style-name="P1">17/01/06 03:23:05 INFO mapreduce.Job: <text:s/>map 0% reduce 0%</text:p>
      <text:p text:style-name="P1">17/01/06 03:23:05 INFO mapreduce.Job: Job job_local407013403_0001 failed with state FAILED due to: NA</text:p>
      <text:p text:style-name="P1">17/01/06 03:23:05 INFO mapreduce.Job: Counters: 0</text:p>
      <text:p text:style-name="P1">hduser@ubuntu:~$ hadoop jar /home/hduser/seq2text1.jar Seq2Text /niit1/Format/text2seq_output/part-m-00000 /niit1/Format/seq2text_output3</text:p>
      <text:p text:style-name="P1">17/01/06 03:30:12 WARN util.NativeCodeLoader: Unable to load native-hadoop library for your platform... using builtin-java classes where applicable</text:p>
      <text:p text:style-name="P1">17/01/06 03:30:13 INFO Configuration.deprecation: session.id is deprecated. Instead, use dfs.metrics.session-id</text:p>
      <text:p text:style-name="P1">17/01/06 03:30:13 INFO jvm.JvmMetrics: Initializing JVM Metrics with processName=JobTracker, sessionId=</text:p>
      <text:p text:style-name="P1">17/01/06 03:30:14 WARN mapreduce.JobSubmitter: Hadoop command-line option parsing not performed. Implement the Tool interface and execute your application with ToolRunner to remedy this.</text:p>
      <text:p text:style-name="P1">17/01/06 03:30:14 INFO input.FileInputFormat: Total input paths to process : 1</text:p>
      <text:p text:style-name="P1">17/01/06 03:30:14 INFO mapreduce.JobSubmitter: number of splits:1</text:p>
      <text:p text:style-name="P1">17/01/06 03:30:14 INFO mapreduce.JobSubmitter: Submitting tokens for job: job_local1103759062_0001</text:p>
      <text:p text:style-name="P1">17/01/06 03:30:15 INFO mapreduce.Job: The url to track the job: http://localhost:8080/</text:p>
      <text:p text:style-name="P1">17/01/06 03:30:15 INFO mapreduce.Job: Running job: job_local1103759062_0001</text:p>
      <text:p text:style-name="P1">17/01/06 03:30:15 INFO mapred.LocalJobRunner: OutputCommitter set in config null</text:p>
      <text:p text:style-name="P1">17/01/06 03:30:15 INFO mapred.LocalJobRunner: OutputCommitter is org.apache.hadoop.mapreduce.lib.output.FileOutputCommitter</text:p>
      <text:p text:style-name="P1">17/01/06 03:30:15 INFO mapred.LocalJobRunner: Waiting for map tasks</text:p>
      <text:p text:style-name="P1">17/01/06 03:30:15 INFO mapred.LocalJobRunner: Starting task: attempt_local1103759062_0001_m_000000_0</text:p>
      <text:p text:style-name="P1">17/01/06 03:30:15 INFO mapred.Task: <text:s/>Using ResourceCalculatorProcessTree : [ ]</text:p>
      <text:p text:style-name="P1">17/01/06 03:30:15 INFO mapred.MapTask: Processing split: hdfs://localhost:54310/niit1/Format/text2seq_output/part-m-00000:0+338</text:p>
      <text:p text:style-name="P1">17/01/06 03:30:16 INFO mapred.LocalJobRunner: </text:p>
      <text:p text:style-name="P1">17/01/06 03:30:16 INFO mapred.Task: Task:attempt_local1103759062_0001_m_000000_0 is done. And is in the process of committing</text:p>
      <text:p text:style-name="P1">17/01/06 03:30:16 INFO mapred.LocalJobRunner: </text:p>
      <text:p text:style-name="P1">17/01/06 03:30:16 INFO mapred.Task: Task attempt_local1103759062_0001_m_000000_0 is allowed to commit now</text:p>
      <text:p text:style-name="P1">17/01/06 03:30:16 INFO output.FileOutputCommitter: Saved output of task 'attempt_local1103759062_0001_m_000000_0' to hdfs://localhost:54310/niit1/Format/seq2text_output3/_temporary/0/task_local1103759062_0001_m_000000</text:p>
      <text:p text:style-name="P1">17/01/06 03:30:16 INFO mapred.LocalJobRunner: map</text:p>
      <text:p text:style-name="P1">17/01/06 03:30:16 INFO mapred.Task: Task 'attempt_local1103759062_0001_m_000000_0' done.</text:p>
      <text:p text:style-name="P1"><text:soft-page-break/>17/01/06 03:30:16 INFO mapred.LocalJobRunner: Finishing task: attempt_local1103759062_0001_m_000000_0</text:p>
      <text:p text:style-name="P1">17/01/06 03:30:16 INFO mapred.LocalJobRunner: map task executor complete.</text:p>
      <text:p text:style-name="P1">17/01/06 03:30:16 INFO mapreduce.Job: Job job_local1103759062_0001 running in uber mode : false</text:p>
      <text:p text:style-name="P1">17/01/06 03:30:16 INFO mapreduce.Job: <text:s/>map 100% reduce 0%</text:p>
      <text:p text:style-name="P1">17/01/06 03:30:16 INFO mapreduce.Job: Job job_local1103759062_0001 completed successfully</text:p>
      <text:p text:style-name="P1">17/01/06 03:30:16 INFO mapreduce.Job: Counters: 23</text:p>
      <text:p text:style-name="P1"><text:tab/>File System Counters</text:p>
      <text:p text:style-name="P1"><text:tab/><text:tab/>FILE: Number of bytes read=2105</text:p>
      <text:p text:style-name="P1"><text:tab/><text:tab/>FILE: Number of bytes written=252454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338</text:p>
      <text:p text:style-name="P1"><text:tab/><text:tab/>HDFS: Number of bytes written=0</text:p>
      <text:p text:style-name="P1"><text:tab/><text:tab/>HDFS: Number of read operations=8</text:p>
      <text:p text:style-name="P1"><text:tab/><text:tab/>HDFS: Number of large read operations=0</text:p>
      <text:p text:style-name="P1"><text:tab/><text:tab/>HDFS: Number of write operations=3</text:p>
      <text:p text:style-name="P1"><text:tab/>Map-Reduce Framework</text:p>
      <text:p text:style-name="P1"><text:tab/><text:tab/>Map input records=9</text:p>
      <text:p text:style-name="P1"><text:tab/><text:tab/>Map output records=0</text:p>
      <text:p text:style-name="P1"><text:tab/><text:tab/>Input split bytes=129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5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4880640</text:p>
      <text:p text:style-name="P1"><text:tab/>File Input Format Counters </text:p>
      <text:p text:style-name="P1"><text:tab/><text:tab/>Bytes Read=338</text:p>
      <text:p text:style-name="P1"><text:tab/>File Output Format Counters </text:p>
      <text:p text:style-name="P1"><text:tab/><text:tab/>Bytes Written=0</text:p>
      <text:p text:style-name="P1">hduser@ubuntu:~$ hadoop fs -cat <text:s/>/niit1/Format/seq2text_output3/part-m-00000</text:p>
      <text:p text:style-name="P1">17/01/06 03:30:38 WARN util.NativeCodeLoader: Unable to load native-hadoop library for your platform... using builtin-java classes where applicable</text:p>
      <text:p text:style-name="P1">hduser@ubuntu:~$ hadoop fs -rmr /niit1/Format/seq2text_output</text:p>
      <text:p text:style-name="P1">rmr: DEPRECATED: Please use 'rm -r' instead.</text:p>
      <text:p text:style-name="P1">17/01/06 03:34:15 WARN util.NativeCodeLoader: Unable to load native-hadoop library for your platform... using builtin-java classes where applicable</text:p>
      <text:p text:style-name="P1">17/01/06 03:34:17 INFO fs.TrashPolicyDefault: Namenode trash configuration: Deletion interval = 0 minutes, Emptier interval = 0 minutes.</text:p>
      <text:p text:style-name="P1">Deleted /niit1/Format/seq2text_output</text:p>
      <text:p text:style-name="P1">hduser@ubuntu:~$ hadoop fs -rmr /niit1/Format/seq2text_output1</text:p>
      <text:p text:style-name="P1">rmr: DEPRECATED: Please use 'rm -r' instead.</text:p>
      <text:p text:style-name="P1">17/01/06 03:34:21 WARN util.NativeCodeLoader: Unable to load native-hadoop library for your platform... using builtin-java classes where applicable</text:p>
      <text:p text:style-name="P1"><text:soft-page-break/>17/01/06 03:34:22 INFO fs.TrashPolicyDefault: Namenode trash configuration: Deletion interval = 0 minutes, Emptier interval = 0 minutes.</text:p>
      <text:p text:style-name="P1">Deleted /niit1/Format/seq2text_output1</text:p>
      <text:p text:style-name="P1">hduser@ubuntu:~$ hadoop fs -rmr /niit1/Format/seq2text_output2</text:p>
      <text:p text:style-name="P1">rmr: DEPRECATED: Please use 'rm -r' instead.</text:p>
      <text:p text:style-name="P1">17/01/06 03:34:27 WARN util.NativeCodeLoader: Unable to load native-hadoop library for your platform... using builtin-java classes where applicable</text:p>
      <text:p text:style-name="P1">17/01/06 03:34:28 INFO fs.TrashPolicyDefault: Namenode trash configuration: Deletion interval = 0 minutes, Emptier interval = 0 minutes.</text:p>
      <text:p text:style-name="P1">Deleted /niit1/Format/seq2text_output2</text:p>
      <text:p text:style-name="P1">hduser@ubuntu:~$ hadoop fs -rmr /niit1/Format/seq2text_output3</text:p>
      <text:p text:style-name="P1">rmr: DEPRECATED: Please use 'rm -r' instead.</text:p>
      <text:p text:style-name="P1">17/01/06 03:34:33 WARN util.NativeCodeLoader: Unable to load native-hadoop library for your platform... using builtin-java classes where applicable</text:p>
      <text:p text:style-name="P1">17/01/06 03:34:34 INFO fs.TrashPolicyDefault: Namenode trash configuration: Deletion interval = 0 minutes, Emptier interval = 0 minutes.</text:p>
      <text:p text:style-name="P1">Deleted /niit1/Format/seq2text_output3</text:p>
      <text:p text:style-name="P1">hduser@ubuntu:~$ hadoop jar /home/hduser/seq2text.jar Seq2Text /niit1/Format/text2seq_output/part-m-00000 /niit1/Format/seq2text_output</text:p>
      <text:p text:style-name="P1">17/01/06 03:35:27 WARN util.NativeCodeLoader: Unable to load native-hadoop library for your platform... using builtin-java classes where applicable</text:p>
      <text:p text:style-name="P1">17/01/06 03:35:28 INFO Configuration.deprecation: session.id is deprecated. Instead, use dfs.metrics.session-id</text:p>
      <text:p text:style-name="P1">17/01/06 03:35:28 INFO jvm.JvmMetrics: Initializing JVM Metrics with processName=JobTracker, sessionId=</text:p>
      <text:p text:style-name="P1">17/01/06 03:35:29 WARN mapreduce.JobSubmitter: Hadoop command-line option parsing not performed. Implement the Tool interface and execute your application with ToolRunner to remedy this.</text:p>
      <text:p text:style-name="P1">17/01/06 03:35:29 INFO input.FileInputFormat: Total input paths to process : 1</text:p>
      <text:p text:style-name="P1">17/01/06 03:35:29 INFO mapreduce.JobSubmitter: number of splits:1</text:p>
      <text:p text:style-name="P1">17/01/06 03:35:30 INFO mapreduce.JobSubmitter: Submitting tokens for job: job_local957409482_0001</text:p>
      <text:p text:style-name="P1">17/01/06 03:35:30 INFO mapreduce.Job: The url to track the job: http://localhost:8080/</text:p>
      <text:p text:style-name="P1">17/01/06 03:35:30 INFO mapreduce.Job: Running job: job_local957409482_0001</text:p>
      <text:p text:style-name="P1">17/01/06 03:35:30 INFO mapred.LocalJobRunner: OutputCommitter set in config null</text:p>
      <text:p text:style-name="P1">17/01/06 03:35:30 INFO mapred.LocalJobRunner: OutputCommitter is org.apache.hadoop.mapreduce.lib.output.FileOutputCommitter</text:p>
      <text:p text:style-name="P1">17/01/06 03:35:30 INFO mapred.LocalJobRunner: Waiting for map tasks</text:p>
      <text:p text:style-name="P1">17/01/06 03:35:30 INFO mapred.LocalJobRunner: Starting task: attempt_local957409482_0001_m_000000_0</text:p>
      <text:p text:style-name="P1">17/01/06 03:35:30 INFO mapred.Task: <text:s/>Using ResourceCalculatorProcessTree : [ ]</text:p>
      <text:p text:style-name="P1">17/01/06 03:35:30 INFO mapred.MapTask: Processing split: hdfs://localhost:54310/niit1/Format/text2seq_output/part-m-00000:0+338</text:p>
      <text:p text:style-name="P1">17/01/06 03:35:31 INFO mapred.LocalJobRunner: </text:p>
      <text:p text:style-name="P1">17/01/06 03:35:31 INFO mapreduce.Job: Job job_local957409482_0001 running in uber mode : false</text:p>
      <text:p text:style-name="P1">17/01/06 03:35:31 INFO mapreduce.Job: <text:s/>map 0% reduce 0%</text:p>
      <text:p text:style-name="P1">17/01/06 03:35:31 INFO mapred.Task: Task:attempt_local957409482_0001_m_000000_0 is done. And is in the process of committing</text:p>
      <text:p text:style-name="P1">17/01/06 03:35:31 INFO mapred.LocalJobRunner: </text:p>
      <text:p text:style-name="P1"><text:soft-page-break/>17/01/06 03:35:31 INFO mapred.Task: Task attempt_local957409482_0001_m_000000_0 is allowed to commit now</text:p>
      <text:p text:style-name="P1">17/01/06 03:35:31 INFO output.FileOutputCommitter: Saved output of task 'attempt_local957409482_0001_m_000000_0' to hdfs://localhost:54310/niit1/Format/seq2text_output/_temporary/0/task_local957409482_0001_m_000000</text:p>
      <text:p text:style-name="P1">17/01/06 03:35:31 INFO mapred.LocalJobRunner: map</text:p>
      <text:p text:style-name="P1">17/01/06 03:35:31 INFO mapred.Task: Task 'attempt_local957409482_0001_m_000000_0' done.</text:p>
      <text:p text:style-name="P1">17/01/06 03:35:31 INFO mapred.LocalJobRunner: Finishing task: attempt_local957409482_0001_m_000000_0</text:p>
      <text:p text:style-name="P1">17/01/06 03:35:31 INFO mapred.LocalJobRunner: map task executor complete.</text:p>
      <text:p text:style-name="P1">17/01/06 03:35:32 INFO mapreduce.Job: <text:s/>map 100% reduce 0%</text:p>
      <text:p text:style-name="P1">17/01/06 03:35:32 INFO mapreduce.Job: Job job_local957409482_0001 completed successfully</text:p>
      <text:p text:style-name="P1">17/01/06 03:35:32 INFO mapreduce.Job: Counters: 23</text:p>
      <text:p text:style-name="P1"><text:tab/>File System Counters</text:p>
      <text:p text:style-name="P1"><text:tab/><text:tab/>FILE: Number of bytes read=2137</text:p>
      <text:p text:style-name="P1"><text:tab/><text:tab/>FILE: Number of bytes written=251134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338</text:p>
      <text:p text:style-name="P1"><text:tab/><text:tab/>HDFS: Number of bytes written=126</text:p>
      <text:p text:style-name="P1"><text:tab/><text:tab/>HDFS: Number of read operations=8</text:p>
      <text:p text:style-name="P1"><text:tab/><text:tab/>HDFS: Number of large read operations=0</text:p>
      <text:p text:style-name="P1"><text:tab/><text:tab/>HDFS: Number of write operations=3</text:p>
      <text:p text:style-name="P1"><text:tab/>Map-Reduce Framework</text:p>
      <text:p text:style-name="P1"><text:tab/><text:tab/>Map input records=9</text:p>
      <text:p text:style-name="P1"><text:tab/><text:tab/>Map output records=9</text:p>
      <text:p text:style-name="P1"><text:tab/><text:tab/>Input split bytes=129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4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4880640</text:p>
      <text:p text:style-name="P1"><text:tab/>File Input Format Counters </text:p>
      <text:p text:style-name="P1"><text:tab/><text:tab/>Bytes Read=338</text:p>
      <text:p text:style-name="P1"><text:tab/>File Output Format Counters </text:p>
      <text:p text:style-name="P1"><text:tab/><text:tab/>Bytes Written=126</text:p>
      <text:p text:style-name="P1">hduser@ubuntu:~$ hadoop fs -cat /niit1/Format/seq2text_output/part-m-00000</text:p>
      <text:p text:style-name="P1">17/01/06 03:36:00 WARN util.NativeCodeLoader: Unable to load native-hadoop library for your platform... using builtin-java classes where applicable</text:p>
      <text:p text:style-name="P1">1<text:tab/>Marketing</text:p>
      <text:p text:style-name="P1">2<text:tab/>Finance</text:p>
      <text:p text:style-name="P1">3<text:tab/>Human Resources</text:p>
      <text:p text:style-name="P1">4<text:tab/>Production</text:p>
      <text:p text:style-name="P1">5<text:tab/>Development</text:p>
      <text:p text:style-name="P1"><text:soft-page-break/>6<text:tab/>Quality Management</text:p>
      <text:p text:style-name="P1">7<text:tab/>Sales</text:p>
      <text:p text:style-name="P1">8<text:tab/>Research</text:p>
      <text:p text:style-name="P1">9<text:tab/>Customer Service</text:p>
      <text:p text:style-name="P1">hduser@ubuntu:~$ nano KeyValue.txt</text:p>
      <text:p text:style-name="P1">hduser@ubuntu:~$ hadoop fs -put /home/hduser/KeyValue.txt /niit1/Format</text:p>
      <text:p text:style-name="P1">17/01/06 03:38:13 WARN util.NativeCodeLoader: Unable to load native-hadoop library for your platform... using builtin-java classes where applicable</text:p>
      <text:p text:style-name="P1">hduser@ubuntu:~$ hadoop jar /home/hduser/keyvalue2text.jar KeyValueToText /niit1/Format/KeyValue.txt /niit1/Format/keyvalue_output</text:p>
      <text:p text:style-name="P1">17/01/06 03:46:00 WARN util.NativeCodeLoader: Unable to load native-hadoop library for your platform... using builtin-java classes where applicable</text:p>
      <text:p text:style-name="P1">17/01/06 03:46:02 INFO Configuration.deprecation: session.id is deprecated. Instead, use dfs.metrics.session-id</text:p>
      <text:p text:style-name="P1">17/01/06 03:46:02 INFO jvm.JvmMetrics: Initializing JVM Metrics with processName=JobTracker, sessionId=</text:p>
      <text:p text:style-name="P1">17/01/06 03:46:02 WARN mapreduce.JobSubmitter: Hadoop command-line option parsing not performed. Implement the Tool interface and execute your application with ToolRunner to remedy this.</text:p>
      <text:p text:style-name="P1">17/01/06 03:46:02 INFO input.FileInputFormat: Total input paths to process : 1</text:p>
      <text:p text:style-name="P1">17/01/06 03:46:03 INFO mapreduce.JobSubmitter: number of splits:1</text:p>
      <text:p text:style-name="P1">17/01/06 03:46:03 INFO mapreduce.JobSubmitter: Submitting tokens for job: job_local969784604_0001</text:p>
      <text:p text:style-name="P1">17/01/06 03:46:03 INFO mapreduce.Job: The url to track the job: http://localhost:8080/</text:p>
      <text:p text:style-name="P1">17/01/06 03:46:03 INFO mapreduce.Job: Running job: job_local969784604_0001</text:p>
      <text:p text:style-name="P1">17/01/06 03:46:03 INFO mapred.LocalJobRunner: OutputCommitter set in config null</text:p>
      <text:p text:style-name="P1">17/01/06 03:46:03 INFO mapred.LocalJobRunner: OutputCommitter is org.apache.hadoop.mapreduce.lib.output.FileOutputCommitter</text:p>
      <text:p text:style-name="P1">17/01/06 03:46:04 INFO mapred.LocalJobRunner: Waiting for map tasks</text:p>
      <text:p text:style-name="P1">17/01/06 03:46:04 INFO mapred.LocalJobRunner: Starting task: attempt_local969784604_0001_m_000000_0</text:p>
      <text:p text:style-name="P1">17/01/06 03:46:04 INFO mapred.Task: <text:s/>Using ResourceCalculatorProcessTree : [ ]</text:p>
      <text:p text:style-name="P1">17/01/06 03:46:04 INFO mapred.MapTask: Processing split: hdfs://localhost:54310/niit1/Format/KeyValue.txt:0+70</text:p>
      <text:p text:style-name="P1">17/01/06 03:46:04 INFO mapred.LocalJobRunner: map task executor complete.</text:p>
      <text:p text:style-name="P1">17/01/06 03:46:04 WARN mapred.LocalJobRunner: job_local969784604_0001</text:p>
      <text:p text:style-name="P1">java.lang.Exception: java.lang.ClassCastException: org.apache.hadoop.io.Text cannot be cast to org.apache.hadoop.io.LongWritable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ClassCastException: org.apache.hadoop.io.Text cannot be cast to org.apache.hadoop.io.LongWritable</text:p>
      <text:p text:style-name="P1"><text:tab/>at KeyValueToText$SequenceMapper.map(KeyValueToText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soft-page-break/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7/01/06 03:46:04 INFO mapreduce.Job: Job job_local969784604_0001 running in uber mode : false</text:p>
      <text:p text:style-name="P1">17/01/06 03:46:04 INFO mapreduce.Job: <text:s/>map 0% reduce 0%</text:p>
      <text:p text:style-name="P1">17/01/06 03:46:04 INFO mapreduce.Job: Job job_local969784604_0001 failed with state FAILED due to: NA</text:p>
      <text:p text:style-name="P1">17/01/06 03:46:04 INFO mapreduce.Job: Counters: 0</text:p>
      <text:p text:style-name="P1">hduser@ubuntu:~$ hadoop fs -rmr /niit1/Format/keyvalue_output</text:p>
      <text:p text:style-name="P1">rmr: DEPRECATED: Please use 'rm -r' instead.</text:p>
      <text:p text:style-name="P1">17/01/06 03:47:44 WARN util.NativeCodeLoader: Unable to load native-hadoop library for your platform... using builtin-java classes where applicable</text:p>
      <text:p text:style-name="P1">17/01/06 03:47:45 INFO fs.TrashPolicyDefault: Namenode trash configuration: Deletion interval = 0 minutes, Emptier interval = 0 minutes.</text:p>
      <text:p text:style-name="P1">Deleted /niit1/Format/keyvalue_output</text:p>
      <text:p text:style-name="P1">hduser@ubuntu:~$ hadoop jar /home/hduser/keyvalue2text.jar KeyValueToText /niit1/Format/KeyValue.txt /niit1/Format/keyvalue_output</text:p>
      <text:p text:style-name="P1">17/01/06 03:47:51 WARN util.NativeCodeLoader: Unable to load native-hadoop library for your platform... using builtin-java classes where applicable</text:p>
      <text:p text:style-name="P1">17/01/06 03:47:52 INFO Configuration.deprecation: session.id is deprecated. Instead, use dfs.metrics.session-id</text:p>
      <text:p text:style-name="P1">17/01/06 03:47:52 INFO jvm.JvmMetrics: Initializing JVM Metrics with processName=JobTracker, sessionId=</text:p>
      <text:p text:style-name="P1">17/01/06 03:47:53 WARN mapreduce.JobSubmitter: Hadoop command-line option parsing not performed. Implement the Tool interface and execute your application with ToolRunner to remedy this.</text:p>
      <text:p text:style-name="P1">17/01/06 03:47:53 INFO input.FileInputFormat: Total input paths to process : 1</text:p>
      <text:p text:style-name="P1">17/01/06 03:47:53 INFO mapreduce.JobSubmitter: number of splits:1</text:p>
      <text:p text:style-name="P1">17/01/06 03:47:53 INFO mapreduce.JobSubmitter: Submitting tokens for job: job_local1111324913_0001</text:p>
      <text:p text:style-name="P1">17/01/06 03:47:54 INFO mapreduce.Job: The url to track the job: http://localhost:8080/</text:p>
      <text:p text:style-name="P1">17/01/06 03:47:54 INFO mapreduce.Job: Running job: job_local1111324913_0001</text:p>
      <text:p text:style-name="P1">17/01/06 03:47:54 INFO mapred.LocalJobRunner: OutputCommitter set in config null</text:p>
      <text:p text:style-name="P1">17/01/06 03:47:54 INFO mapred.LocalJobRunner: OutputCommitter is org.apache.hadoop.mapreduce.lib.output.FileOutputCommitter</text:p>
      <text:p text:style-name="P1">17/01/06 03:47:54 INFO mapred.LocalJobRunner: Waiting for map tasks</text:p>
      <text:p text:style-name="P1">17/01/06 03:47:54 INFO mapred.LocalJobRunner: Starting task: attempt_local1111324913_0001_m_000000_0</text:p>
      <text:p text:style-name="P1">17/01/06 03:47:54 INFO mapred.Task: <text:s/>Using ResourceCalculatorProcessTree : [ ]</text:p>
      <text:p text:style-name="P1">17/01/06 03:47:54 INFO mapred.MapTask: Processing split: hdfs://localhost:54310/niit1/Format/KeyValue.txt:0+70</text:p>
      <text:p text:style-name="P1">17/01/06 03:47:54 INFO mapred.LocalJobRunner: </text:p>
      <text:p text:style-name="P1">17/01/06 03:47:55 INFO mapred.Task: Task:attempt_local1111324913_0001_m_000000_0 is done. And is in the process of committing</text:p>
      <text:p text:style-name="P1">17/01/06 03:47:55 INFO mapred.LocalJobRunner: </text:p>
      <text:p text:style-name="P1">17/01/06 03:47:55 INFO mapred.Task: Task attempt_local1111324913_0001_m_000000_0 is allowed to commit now</text:p>
      <text:p text:style-name="P1">17/01/06 03:47:55 INFO mapreduce.Job: Job job_local1111324913_0001 running in uber mode : false</text:p>
      <text:p text:style-name="P1">17/01/06 03:47:55 INFO mapreduce.Job: <text:s/>map 0% reduce 0%</text:p>
      <text:p text:style-name="P1"><text:soft-page-break/>17/01/06 03:47:55 INFO output.FileOutputCommitter: Saved output of task 'attempt_local1111324913_0001_m_000000_0' to hdfs://localhost:54310/niit1/Format/keyvalue_output/_temporary/0/task_local1111324913_0001_m_000000</text:p>
      <text:p text:style-name="P1">17/01/06 03:47:55 INFO mapred.LocalJobRunner: hdfs://localhost:54310/niit1/Format/KeyValue.txt:0+70</text:p>
      <text:p text:style-name="P1">17/01/06 03:47:55 INFO mapred.Task: Task 'attempt_local1111324913_0001_m_000000_0' done.</text:p>
      <text:p text:style-name="P1">17/01/06 03:47:55 INFO mapred.LocalJobRunner: Finishing task: attempt_local1111324913_0001_m_000000_0</text:p>
      <text:p text:style-name="P1">17/01/06 03:47:55 INFO mapred.LocalJobRunner: map task executor complete.</text:p>
      <text:p text:style-name="P1">17/01/06 03:47:56 INFO mapreduce.Job: <text:s/>map 100% reduce 0%</text:p>
      <text:p text:style-name="P1">17/01/06 03:47:56 INFO mapreduce.Job: Job job_local1111324913_0001 completed successfully</text:p>
      <text:p text:style-name="P1">17/01/06 03:47:56 INFO mapreduce.Job: Counters: 23</text:p>
      <text:p text:style-name="P1"><text:tab/>File System Counters</text:p>
      <text:p text:style-name="P1"><text:tab/><text:tab/>FILE: Number of bytes read=2221</text:p>
      <text:p text:style-name="P1"><text:tab/><text:tab/>FILE: Number of bytes written=253302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70</text:p>
      <text:p text:style-name="P1"><text:tab/><text:tab/>HDFS: Number of bytes written=70</text:p>
      <text:p text:style-name="P1"><text:tab/><text:tab/>HDFS: Number of read operations=7</text:p>
      <text:p text:style-name="P1"><text:tab/><text:tab/>HDFS: Number of large read operations=0</text:p>
      <text:p text:style-name="P1"><text:tab/><text:tab/>HDFS: Number of write operations=3</text:p>
      <text:p text:style-name="P1"><text:tab/>Map-Reduce Framework</text:p>
      <text:p text:style-name="P1"><text:tab/><text:tab/>Map input records=3</text:p>
      <text:p text:style-name="P1"><text:tab/><text:tab/>Map output records=3</text:p>
      <text:p text:style-name="P1"><text:tab/><text:tab/>Input split bytes=113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16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4880640</text:p>
      <text:p text:style-name="P1"><text:tab/>File Input Format Counters </text:p>
      <text:p text:style-name="P1"><text:tab/><text:tab/>Bytes Read=70</text:p>
      <text:p text:style-name="P1"><text:tab/>File Output Format Counters </text:p>
      <text:p text:style-name="P1"><text:tab/><text:tab/>Bytes Written=70</text:p>
      <text:p text:style-name="P1">hduser@ubuntu:~$ hadoop fs -cat /niit1/Format/keyvalue_output/part-m-00000</text:p>
      <text:p text:style-name="P1">17/01/06 03:48:19 WARN util.NativeCodeLoader: Unable to load native-hadoop library for your platform... using builtin-java classes where applicable</text:p>
      <text:p text:style-name="P1">we are learning,hadoop</text:p>
      <text:p text:style-name="P1">we, are learning hadoop</text:p>
      <text:p text:style-name="P1">we are,learning hadoop</text:p>
      <text:p text:style-name="P1">hduser@ubuntu:~$ hadoop jar /home/hduser/text2null.jar TextNull /niit1/Format/dept /niit1/Format/text2null_output</text:p>
      <text:p text:style-name="P1"><text:soft-page-break/>17/01/06 03:54:07 WARN util.NativeCodeLoader: Unable to load native-hadoop library for your platform... using builtin-java classes where applicable</text:p>
      <text:p text:style-name="P1">17/01/06 03:54:08 INFO Configuration.deprecation: session.id is deprecated. Instead, use dfs.metrics.session-id</text:p>
      <text:p text:style-name="P1">17/01/06 03:54:08 INFO jvm.JvmMetrics: Initializing JVM Metrics with processName=JobTracker, sessionId=</text:p>
      <text:p text:style-name="P1">17/01/06 03:54:08 WARN mapreduce.JobSubmitter: Hadoop command-line option parsing not performed. Implement the Tool interface and execute your application with ToolRunner to remedy this.</text:p>
      <text:p text:style-name="P1">17/01/06 03:54:09 INFO input.FileInputFormat: Total input paths to process : 1</text:p>
      <text:p text:style-name="P1">17/01/06 03:54:09 INFO mapreduce.JobSubmitter: number of splits:1</text:p>
      <text:p text:style-name="P1">17/01/06 03:54:09 INFO mapreduce.JobSubmitter: Submitting tokens for job: job_local1565300530_0001</text:p>
      <text:p text:style-name="P1">17/01/06 03:54:10 INFO mapreduce.Job: The url to track the job: http://localhost:8080/</text:p>
      <text:p text:style-name="P1">17/01/06 03:54:10 INFO mapreduce.Job: Running job: job_local1565300530_0001</text:p>
      <text:p text:style-name="P1">17/01/06 03:54:10 INFO mapred.LocalJobRunner: OutputCommitter set in config null</text:p>
      <text:p text:style-name="P1">17/01/06 03:54:10 INFO mapred.LocalJobRunner: OutputCommitter is org.apache.hadoop.mapreduce.lib.output.NullOutputFormat$2</text:p>
      <text:p text:style-name="P1">17/01/06 03:54:10 INFO mapred.LocalJobRunner: Waiting for map tasks</text:p>
      <text:p text:style-name="P1">17/01/06 03:54:10 INFO mapred.LocalJobRunner: Starting task: attempt_local1565300530_0001_m_000000_0</text:p>
      <text:p text:style-name="P1">17/01/06 03:54:10 INFO mapred.Task: <text:s/>Using ResourceCalculatorProcessTree : [ ]</text:p>
      <text:p text:style-name="P1">17/01/06 03:54:10 INFO mapred.MapTask: Processing split: hdfs://localhost:54310/niit1/Format/dept:0+126</text:p>
      <text:p text:style-name="P1">17/01/06 03:54:10 INFO mapred.LocalJobRunner: </text:p>
      <text:p text:style-name="P1">17/01/06 03:54:10 INFO mapred.Task: Task:attempt_local1565300530_0001_m_000000_0 is done. And is in the process of committing</text:p>
      <text:p text:style-name="P1">17/01/06 03:54:10 INFO mapred.LocalJobRunner: map</text:p>
      <text:p text:style-name="P1">17/01/06 03:54:10 INFO mapred.Task: Task 'attempt_local1565300530_0001_m_000000_0' done.</text:p>
      <text:p text:style-name="P1">17/01/06 03:54:10 INFO mapred.LocalJobRunner: Finishing task: attempt_local1565300530_0001_m_000000_0</text:p>
      <text:p text:style-name="P1">17/01/06 03:54:10 INFO mapred.LocalJobRunner: map task executor complete.</text:p>
      <text:p text:style-name="P1">17/01/06 03:54:11 INFO mapreduce.Job: Job job_local1565300530_0001 running in uber mode : false</text:p>
      <text:p text:style-name="P1">17/01/06 03:54:11 INFO mapreduce.Job: <text:s/>map 100% reduce 0%</text:p>
      <text:p text:style-name="P1">17/01/06 03:54:11 INFO mapreduce.Job: Job job_local1565300530_0001 completed successfully</text:p>
      <text:p text:style-name="P1">17/01/06 03:54:11 INFO mapreduce.Job: Counters: 23</text:p>
      <text:p text:style-name="P1"><text:tab/>File System Counters</text:p>
      <text:p text:style-name="P1"><text:tab/><text:tab/>FILE: Number of bytes read=2296</text:p>
      <text:p text:style-name="P1"><text:tab/><text:tab/>FILE: Number of bytes written=252130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26</text:p>
      <text:p text:style-name="P1"><text:tab/><text:tab/>HDFS: Number of bytes written=0</text:p>
      <text:p text:style-name="P1"><text:tab/><text:tab/>HDFS: Number of read operations=3</text:p>
      <text:p text:style-name="P1"><text:tab/><text:tab/>HDFS: Number of large read operations=0</text:p>
      <text:p text:style-name="P1"><text:tab/><text:tab/>HDFS: Number of write operations=0</text:p>
      <text:p text:style-name="P1"><text:tab/>Map-Reduce Framework</text:p>
      <text:p text:style-name="P1"><text:tab/><text:tab/>Map input records=9</text:p>
      <text:p text:style-name="P1"><text:tab/><text:tab/>Map output records=9</text:p>
      <text:p text:style-name="P1"><text:soft-page-break/><text:tab/><text:tab/>Input split bytes=105</text:p>
      <text:p text:style-name="P1"><text:tab/><text:tab/>Spilled Records=0</text:p>
      <text:p text:style-name="P1"><text:tab/><text:tab/>Failed Shuffles=0</text:p>
      <text:p text:style-name="P1"><text:tab/><text:tab/>Merged Map outputs=0</text:p>
      <text:p text:style-name="P1"><text:tab/><text:tab/>GC time elapsed (ms)=4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64880640</text:p>
      <text:p text:style-name="P1"><text:tab/>File Input Format Counters </text:p>
      <text:p text:style-name="P1"><text:tab/><text:tab/>Bytes Read=126</text:p>
      <text:p text:style-name="P1"><text:tab/>File Output Format Counters </text:p>
      <text:p text:style-name="P1"><text:tab/><text:tab/>Bytes Written=0</text:p>
      <text:p text:style-name="P1">hduser@ubuntu:~$ hadoop fs -ls /niit1/Format/text2null_output</text:p>
      <text:p text:style-name="P1">17/01/06 03:54:37 WARN util.NativeCodeLoader: Unable to load native-hadoop library for your platform... using builtin-java classes where applicable</text:p>
      <text:p text:style-name="P1">ls: `/niit1/Format/text2null_output': No such file or 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8:19:06.378359670</meta:creation-date>
    <dc:date>2017-01-06T08:20:18.853962651</dc:date>
    <meta:editing-duration>PT1M16S</meta:editing-duration>
    <meta:editing-cycles>1</meta:editing-cycles>
    <meta:document-statistic meta:table-count="0" meta:image-count="0" meta:object-count="0" meta:page-count="41" meta:paragraph-count="1471" meta:word-count="9574" meta:character-count="106758" meta:non-whitespace-character-count="97656"/>
    <meta:generator>LibreOffice/5.1.4.2$Linux_x86 LibreOffice_project/10m0$Build-2</meta:generator>
  </office:meta>
</office:document-meta>
</file>